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3.6256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2.1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9646in" svg:height="8.4445in" svg:x="14.1551in" svg:y="0.7173in">
            <draw:object draw:notify-on-update-of-ranges="Sheet1.C3:Sheet1.C43 Sheet1.B3:Sheet1.B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.1091in" svg:height="7.3878in" svg:x="12.3008in" svg:y="9.6394in">
            <draw:object draw:notify-on-update-of-ranges="Sheet1.H3:Sheet1.H117 Sheet1.G3:Sheet1.G1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8087in" svg:height="8.4445in" svg:x="37.1413in" svg:y="0.6075in">
            <draw:object draw:notify-on-update-of-ranges="Sheet1.C3:Sheet1.C43 Sheet1.B3:Sheet1.B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Developer</text:p>
          </table:table-cell>
        </table:table-row>
        <table:table-row table:style-name="ro1">
          <table:table-cell/>
          <table:table-cell office:value-type="float" office:value="9.5557187443" calcext:value-type="float">
            <text:p>9.5557187443</text:p>
          </table:table-cell>
          <table:table-cell office:value-type="string" calcext:value-type="string">
            <text:p>all.gyp</text:p>
          </table:table-cell>
          <table:table-cell table:number-columns-repeated="3"/>
          <table:table-cell office:value-type="float" office:value="0.1835872958" calcext:value-type="float">
            <text:p>0.1835872958</text:p>
          </table:table-cell>
          <table:table-cell office:value-type="string" calcext:value-type="string">
            <text:p>aberent@chromium.org</text:p>
          </table:table-cell>
        </table:table-row>
        <table:table-row table:style-name="ro1">
          <table:table-cell/>
          <table:table-cell office:value-type="float" office:value="0.4589682394" calcext:value-type="float">
            <text:p>0.4589682394</text:p>
          </table:table-cell>
          <table:table-cell office:value-type="string" calcext:value-type="string">
            <text:p>android/adb_install_apk.py</text:p>
          </table:table-cell>
          <table:table-cell table:number-columns-repeated="3"/>
          <table:table-cell office:value-type="float" office:value="0.477326969" calcext:value-type="float">
            <text:p>0.477326969</text:p>
          </table:table-cell>
          <table:table-cell office:value-type="string" calcext:value-type="string">
            <text:p>agl@chromium.org</text:p>
          </table:table-cell>
        </table:table-row>
        <table:table-row table:style-name="ro1">
          <table:table-cell/>
          <table:table-cell office:value-type="float" office:value="0.8169634661" calcext:value-type="float">
            <text:p>0.8169634661</text:p>
          </table:table-cell>
          <table:table-cell office:value-type="string" calcext:value-type="string">
            <text:p>android/buildbot/bb_device_status_check.py</text:p>
          </table:table-cell>
          <table:table-cell table:number-columns-repeated="3"/>
          <table:table-cell office:value-type="float" office:value="0.2937396732" calcext:value-type="float">
            <text:p>0.2937396732</text:p>
          </table:table-cell>
          <table:table-cell office:value-type="string" calcext:value-type="string">
            <text:p>ajwong@chromium.org</text:p>
          </table:table-cell>
        </table:table-row>
        <table:table-row table:style-name="ro1">
          <table:table-cell/>
          <table:table-cell office:value-type="float" office:value="1.817514228" calcext:value-type="float">
            <text:p>1.817514228</text:p>
          </table:table-cell>
          <table:table-cell office:value-type="string" calcext:value-type="string">
            <text:p>android/buildbot/bb_device_steps.py</text:p>
          </table:table-cell>
          <table:table-cell table:number-columns-repeated="3"/>
          <table:table-cell office:value-type="float" office:value="0.1468698366" calcext:value-type="float">
            <text:p>0.1468698366</text:p>
          </table:table-cell>
          <table:table-cell office:value-type="string" calcext:value-type="string">
            <text:p>andrewhayden@chromium.org</text:p>
          </table:table-cell>
        </table:table-row>
        <table:table-row table:style-name="ro1">
          <table:table-cell/>
          <table:table-cell office:value-type="float" office:value="0.9454745732" calcext:value-type="float">
            <text:p>0.9454745732</text:p>
          </table:table-cell>
          <table:table-cell office:value-type="string" calcext:value-type="string">
            <text:p>android/buildbot/bb_run_bot.py</text:p>
          </table:table-cell>
          <table:table-cell table:number-columns-repeated="3"/>
          <table:table-cell office:value-type="float" office:value="0.2019460253" calcext:value-type="float">
            <text:p>0.2019460253</text:p>
          </table:table-cell>
          <table:table-cell office:value-type="string" calcext:value-type="string">
            <text:p>apatrick@chromium.org</text:p>
          </table:table-cell>
        </table:table-row>
        <table:table-row table:style-name="ro1">
          <table:table-cell/>
          <table:table-cell office:value-type="float" office:value="0.8720396549" calcext:value-type="float">
            <text:p>0.8720396549</text:p>
          </table:table-cell>
          <table:table-cell office:value-type="string" calcext:value-type="string">
            <text:p>android/envsetup.sh</text:p>
          </table:table-cell>
          <table:table-cell table:number-columns-repeated="3"/>
          <table:table-cell office:value-type="float" office:value="0.2294841197" calcext:value-type="float">
            <text:p>0.2294841197</text:p>
          </table:table-cell>
          <table:table-cell office:value-type="string" calcext:value-type="string">
            <text:p>aurimas@chromium.org</text:p>
          </table:table-cell>
        </table:table-row>
        <table:table-row table:style-name="ro1">
          <table:table-cell/>
          <table:table-cell office:value-type="float" office:value="0.5507618873" calcext:value-type="float">
            <text:p>0.5507618873</text:p>
          </table:table-cell>
          <table:table-cell office:value-type="string" calcext:value-type="string">
            <text:p>android/gyp/javac.py</text:p>
          </table:table-cell>
          <table:table-cell table:number-columns-repeated="3"/>
          <table:table-cell office:value-type="float" office:value="0.2386634845" calcext:value-type="float">
            <text:p>0.2386634845</text:p>
          </table:table-cell>
          <table:table-cell office:value-type="string" calcext:value-type="string">
            <text:p>ben@chromium.org</text:p>
          </table:table-cell>
        </table:table-row>
        <table:table-row table:style-name="ro1">
          <table:table-cell/>
          <table:table-cell office:value-type="float" office:value="0.4681476042" calcext:value-type="float">
            <text:p>0.4681476042</text:p>
          </table:table-cell>
          <table:table-cell office:value-type="string" calcext:value-type="string">
            <text:p>android/gyp/util/build_utils.py</text:p>
          </table:table-cell>
          <table:table-cell table:number-columns-repeated="3"/>
          <table:table-cell office:value-type="float" office:value="0.1468698366" calcext:value-type="float">
            <text:p>0.1468698366</text:p>
          </table:table-cell>
          <table:table-cell office:value-type="string" calcext:value-type="string">
            <text:p>blundell@chromium.org</text:p>
          </table:table-cell>
        </table:table-row>
        <table:table-row table:style-name="ro1">
          <table:table-cell/>
          <table:table-cell office:value-type="float" office:value="0.477326969" calcext:value-type="float">
            <text:p>0.477326969</text:p>
          </table:table-cell>
          <table:table-cell office:value-type="string" calcext:value-type="string">
            <text:p>android/PRESUBMIT.py</text:p>
          </table:table-cell>
          <table:table-cell table:number-columns-repeated="3"/>
          <table:table-cell office:value-type="float" office:value="0.1376904718" calcext:value-type="float">
            <text:p>0.1376904718</text:p>
          </table:table-cell>
          <table:table-cell office:value-type="string" calcext:value-type="string">
            <text:p>boliu@chromium.org</text:p>
          </table:table-cell>
        </table:table-row>
        <table:table-row table:style-name="ro1">
          <table:table-cell/>
          <table:table-cell office:value-type="float" office:value="1.0739856802" calcext:value-type="float">
            <text:p>1.0739856802</text:p>
          </table:table-cell>
          <table:table-cell office:value-type="string" calcext:value-type="string">
            <text:p>android/provision_devices.py</text:p>
          </table:table-cell>
          <table:table-cell table:number-columns-repeated="3"/>
          <table:table-cell office:value-type="float" office:value="0.2570222141" calcext:value-type="float">
            <text:p>0.2570222141</text:p>
          </table:table-cell>
          <table:table-cell office:value-type="string" calcext:value-type="string">
            <text:p>bradnelson@chromium.org</text:p>
          </table:table-cell>
        </table:table-row>
        <table:table-row table:style-name="ro1">
          <table:table-cell/>
          <table:table-cell office:value-type="float" office:value="1.386084083" calcext:value-type="float">
            <text:p>1.386084083</text:p>
          </table:table-cell>
          <table:table-cell office:value-type="string" calcext:value-type="string">
            <text:p>android/pylib/device/device_utils.py</text:p>
          </table:table-cell>
          <table:table-cell table:number-columns-repeated="3"/>
          <table:table-cell office:value-type="float" office:value="0.734349183" calcext:value-type="float">
            <text:p>0.734349183</text:p>
          </table:table-cell>
          <table:table-cell office:value-type="string" calcext:value-type="string">
            <text:p>bradnelson@google.com</text:p>
          </table:table-cell>
        </table:table-row>
        <table:table-row table:style-name="ro1">
          <table:table-cell/>
          <table:table-cell office:value-type="float" office:value="0.9454745732" calcext:value-type="float">
            <text:p>0.9454745732</text:p>
          </table:table-cell>
          <table:table-cell office:value-type="string" calcext:value-type="string">
            <text:p>android/pylib/gtest/filter/content_browsertests_disabled</text:p>
          </table:table-cell>
          <table:table-cell table:number-columns-repeated="3"/>
          <table:table-cell office:value-type="float" office:value="1.8450523224" calcext:value-type="float">
            <text:p>1.8450523224</text:p>
          </table:table-cell>
          <table:table-cell office:value-type="string" calcext:value-type="string">
            <text:p>brettw@chromium.org</text:p>
          </table:table-cell>
        </table:table-row>
        <table:table-row table:style-name="ro1">
          <table:table-cell/>
          <table:table-cell office:value-type="float" office:value="0.5324031577" calcext:value-type="float">
            <text:p>0.5324031577</text:p>
          </table:table-cell>
          <table:table-cell office:value-type="string" calcext:value-type="string">
            <text:p>android/pylib/gtest/gtest_config.py</text:p>
          </table:table-cell>
          <table:table-cell table:number-columns-repeated="3"/>
          <table:table-cell office:value-type="float" office:value="0.2019460253" calcext:value-type="float">
            <text:p>0.2019460253</text:p>
          </table:table-cell>
          <table:table-cell office:value-type="string" calcext:value-type="string">
            <text:p>Brett Wilson</text:p>
          </table:table-cell>
        </table:table-row>
        <table:table-row table:style-name="ro1">
          <table:table-cell/>
          <table:table-cell office:value-type="float" office:value="0.6517348999" calcext:value-type="float">
            <text:p>0.6517348999</text:p>
          </table:table-cell>
          <table:table-cell office:value-type="string" calcext:value-type="string">
            <text:p>android/pylib/perf/test_runner.py</text:p>
          </table:table-cell>
          <table:table-cell table:number-columns-repeated="3"/>
          <table:table-cell office:value-type="float" office:value="1.4503396365" calcext:value-type="float">
            <text:p>1.4503396365</text:p>
          </table:table-cell>
          <table:table-cell office:value-type="string" calcext:value-type="string">
            <text:p>bulach@chromium.org</text:p>
          </table:table-cell>
        </table:table-row>
        <table:table-row table:style-name="ro1">
          <table:table-cell/>
          <table:table-cell office:value-type="float" office:value="1.689003121" calcext:value-type="float">
            <text:p>1.689003121</text:p>
          </table:table-cell>
          <table:table-cell office:value-type="string" calcext:value-type="string">
            <text:p>android/test_runner.py</text:p>
          </table:table-cell>
          <table:table-cell table:number-columns-repeated="3"/>
          <table:table-cell office:value-type="float" office:value="0.128511107" calcext:value-type="float">
            <text:p>0.128511107</text:p>
          </table:table-cell>
          <table:table-cell office:value-type="string" calcext:value-type="string">
            <text:p>cevans@chromium.org</text:p>
          </table:table-cell>
        </table:table-row>
        <table:table-row table:style-name="ro1">
          <table:table-cell/>
          <table:table-cell office:value-type="float" office:value="0.4497888746" calcext:value-type="float">
            <text:p>0.4497888746</text:p>
          </table:table-cell>
          <table:table-cell office:value-type="string" calcext:value-type="string">
            <text:p>android/tombstones.py</text:p>
          </table:table-cell>
          <table:table-cell table:number-columns-repeated="3"/>
          <table:table-cell office:value-type="float" office:value="1.1749586929" calcext:value-type="float">
            <text:p>1.1749586929</text:p>
          </table:table-cell>
          <table:table-cell office:value-type="string" calcext:value-type="string">
            <text:p>cjhopman@chromium.org</text:p>
          </table:table-cell>
        </table:table-row>
        <table:table-row table:style-name="ro1">
          <table:table-cell/>
          <table:table-cell office:value-type="float" office:value="0.7159904535" calcext:value-type="float">
            <text:p>0.7159904535</text:p>
          </table:table-cell>
          <table:table-cell office:value-type="string" calcext:value-type="string">
            <text:p>build_config.h</text:p>
          </table:table-cell>
          <table:table-cell table:number-columns-repeated="3"/>
          <table:table-cell office:value-type="float" office:value="0.4865063338" calcext:value-type="float">
            <text:p>0.4865063338</text:p>
          </table:table-cell>
          <table:table-cell office:value-type="string" calcext:value-type="string">
            <text:p>cmp@chromium.org</text:p>
          </table:table-cell>
        </table:table-row>
        <table:table-row table:style-name="ro1">
          <table:table-cell/>
          <table:table-cell office:value-type="float" office:value="26.0234991739" calcext:value-type="float">
            <text:p>26.0234991739</text:p>
          </table:table-cell>
          <table:table-cell office:value-type="string" calcext:value-type="string">
            <text:p>common.gypi</text:p>
          </table:table-cell>
          <table:table-cell table:number-columns-repeated="3"/>
          <table:table-cell office:value-type="float" office:value="35.1569671379" calcext:value-type="float">
            <text:p>35.1569671379</text:p>
          </table:table-cell>
          <table:table-cell office:value-type="string" calcext:value-type="string">
            <text:p>Commit bot</text:p>
          </table:table-cell>
        </table:table-row>
        <table:table-row table:style-name="ro1">
          <table:table-cell/>
          <table:table-cell office:value-type="float" office:value="0.7159904535" calcext:value-type="float">
            <text:p>0.7159904535</text:p>
          </table:table-cell>
          <table:table-cell office:value-type="string" calcext:value-type="string">
            <text:p>config/android/config.gni</text:p>
          </table:table-cell>
          <table:table-cell table:number-columns-repeated="3"/>
          <table:table-cell office:value-type="float" office:value="0.2203047549" calcext:value-type="float">
            <text:p>0.2203047549</text:p>
          </table:table-cell>
          <table:table-cell office:value-type="string" calcext:value-type="string">
            <text:p>cpu@chromium.org</text:p>
          </table:table-cell>
        </table:table-row>
        <table:table-row table:style-name="ro1">
          <table:table-cell/>
          <table:table-cell office:value-type="float" office:value="1.6614650266" calcext:value-type="float">
            <text:p>1.6614650266</text:p>
          </table:table-cell>
          <table:table-cell office:value-type="string" calcext:value-type="string">
            <text:p>config/android/internal_rules.gni</text:p>
          </table:table-cell>
          <table:table-cell table:number-columns-repeated="3"/>
          <table:table-cell office:value-type="float" office:value="0.4589682394" calcext:value-type="float">
            <text:p>0.4589682394</text:p>
          </table:table-cell>
          <table:table-cell office:value-type="string" calcext:value-type="string">
            <text:p>craigdh@chromium.org</text:p>
          </table:table-cell>
        </table:table-row>
        <table:table-row table:style-name="ro1">
          <table:table-cell/>
          <table:table-cell office:value-type="float" office:value="2.1112539012" calcext:value-type="float">
            <text:p>2.1112539012</text:p>
          </table:table-cell>
          <table:table-cell office:value-type="string" calcext:value-type="string">
            <text:p>config/android/rules.gni</text:p>
          </table:table-cell>
          <table:table-cell table:number-columns-repeated="3"/>
          <table:table-cell office:value-type="float" office:value="0.1468698366" calcext:value-type="float">
            <text:p>0.1468698366</text:p>
          </table:table-cell>
          <table:table-cell office:value-type="string" calcext:value-type="string">
            <text:p>csharp@chromium.org</text:p>
          </table:table-cell>
        </table:table-row>
        <table:table-row table:style-name="ro1">
          <table:table-cell/>
          <table:table-cell office:value-type="float" office:value="1.0005507619" calcext:value-type="float">
            <text:p>1.0005507619</text:p>
          </table:table-cell>
          <table:table-cell office:value-type="string" calcext:value-type="string">
            <text:p>config/BUILDCONFIG.gn</text:p>
          </table:table-cell>
          <table:table-cell table:number-columns-repeated="3"/>
          <table:table-cell office:value-type="float" office:value="0.1927666605" calcext:value-type="float">
            <text:p>0.1927666605</text:p>
          </table:table-cell>
          <table:table-cell office:value-type="string" calcext:value-type="string">
            <text:p>davemoore@chromium.org</text:p>
          </table:table-cell>
        </table:table-row>
        <table:table-row table:style-name="ro1">
          <table:table-cell/>
          <table:table-cell office:value-type="float" office:value="1.4136221773" calcext:value-type="float">
            <text:p>1.4136221773</text:p>
          </table:table-cell>
          <table:table-cell office:value-type="string" calcext:value-type="string">
            <text:p>config/BUILD.gn</text:p>
          </table:table-cell>
          <table:table-cell table:number-columns-repeated="3"/>
          <table:table-cell office:value-type="float" office:value="0.1376904718" calcext:value-type="float">
            <text:p>0.1376904718</text:p>
          </table:table-cell>
          <table:table-cell office:value-type="string" calcext:value-type="string">
            <text:p>derat@chromium.org</text:p>
          </table:table-cell>
        </table:table-row>
        <table:table-row table:style-name="ro1">
          <table:table-cell/>
          <table:table-cell office:value-type="float" office:value="3.5524141729" calcext:value-type="float">
            <text:p>3.5524141729</text:p>
          </table:table-cell>
          <table:table-cell office:value-type="string" calcext:value-type="string">
            <text:p>config/compiler/BUILD.gn</text:p>
          </table:table-cell>
          <table:table-cell table:number-columns-repeated="3"/>
          <table:table-cell office:value-type="float" office:value="0.174407931" calcext:value-type="float">
            <text:p>0.174407931</text:p>
          </table:table-cell>
          <table:table-cell office:value-type="string" calcext:value-type="string">
            <text:p>dfalcantara@chromium.org</text:p>
          </table:table-cell>
        </table:table-row>
        <table:table-row table:style-name="ro1">
          <table:table-cell/>
          <table:table-cell office:value-type="float" office:value="1.3034697999" calcext:value-type="float">
            <text:p>1.3034697999</text:p>
          </table:table-cell>
          <table:table-cell office:value-type="string" calcext:value-type="string">
            <text:p>config/features.gni</text:p>
          </table:table-cell>
          <table:table-cell table:number-columns-repeated="3"/>
          <table:table-cell office:value-type="float" office:value="0.2019460253" calcext:value-type="float">
            <text:p>0.2019460253</text:p>
          </table:table-cell>
          <table:table-cell office:value-type="string" calcext:value-type="string">
            <text:p>digit@chromium.org</text:p>
          </table:table-cell>
        </table:table-row>
        <table:table-row table:style-name="ro1">
          <table:table-cell/>
          <table:table-cell office:value-type="float" office:value="0.5691206169" calcext:value-type="float">
            <text:p>0.5691206169</text:p>
          </table:table-cell>
          <table:table-cell office:value-type="string" calcext:value-type="string">
            <text:p>config/linux/BUILD.gn</text:p>
          </table:table-cell>
          <table:table-cell table:number-columns-repeated="3"/>
          <table:table-cell office:value-type="float" office:value="0.1560492014" calcext:value-type="float">
            <text:p>0.1560492014</text:p>
          </table:table-cell>
          <table:table-cell office:value-type="string" calcext:value-type="string">
            <text:p>dkegel@google.com</text:p>
          </table:table-cell>
        </table:table-row>
        <table:table-row table:style-name="ro1">
          <table:table-cell/>
          <table:table-cell office:value-type="float" office:value="0.6241968056" calcext:value-type="float">
            <text:p>0.6241968056</text:p>
          </table:table-cell>
          <table:table-cell office:value-type="string" calcext:value-type="string">
            <text:p>config/win/BUILD.gn</text:p>
          </table:table-cell>
          <table:table-cell table:number-columns-repeated="3"/>
          <table:table-cell office:value-type="float" office:value="0.1652285662" calcext:value-type="float">
            <text:p>0.1652285662</text:p>
          </table:table-cell>
          <table:table-cell office:value-type="string" calcext:value-type="string">
            <text:p>dmichael@chromium.org</text:p>
          </table:table-cell>
        </table:table-row>
        <table:table-row table:style-name="ro1">
          <table:table-cell/>
          <table:table-cell office:value-type="float" office:value="0.6425555352" calcext:value-type="float">
            <text:p>0.6425555352</text:p>
          </table:table-cell>
          <table:table-cell office:value-type="string" calcext:value-type="string">
            <text:p>get_landmines.py</text:p>
          </table:table-cell>
          <table:table-cell table:number-columns-repeated="3"/>
          <table:table-cell office:value-type="float" office:value="0.3579952267" calcext:value-type="float">
            <text:p>0.3579952267</text:p>
          </table:table-cell>
          <table:table-cell office:value-type="string" calcext:value-type="string">
            <text:p>dpranke@chromium.org</text:p>
          </table:table-cell>
        </table:table-row>
        <table:table-row table:style-name="ro1">
          <table:table-cell/>
          <table:table-cell office:value-type="float" office:value="1.9276666055" calcext:value-type="float">
            <text:p>1.9276666055</text:p>
          </table:table-cell>
          <table:table-cell office:value-type="string" calcext:value-type="string">
            <text:p>gn_migration.gypi</text:p>
          </table:table-cell>
          <table:table-cell table:number-columns-repeated="3"/>
          <table:table-cell office:value-type="float" office:value="0.2937396732" calcext:value-type="float">
            <text:p>0.2937396732</text:p>
          </table:table-cell>
          <table:table-cell office:value-type="string" calcext:value-type="string">
            <text:p>erg@chromium.org</text:p>
          </table:table-cell>
        </table:table-row>
        <table:table-row table:style-name="ro1">
          <table:table-cell/>
          <table:table-cell office:value-type="float" office:value="1.4136221773" calcext:value-type="float">
            <text:p>1.4136221773</text:p>
          </table:table-cell>
          <table:table-cell office:value-type="string" calcext:value-type="string">
            <text:p>gyp_chromium</text:p>
          </table:table-cell>
          <table:table-cell table:number-columns-repeated="3"/>
          <table:table-cell office:value-type="float" office:value="0.2570222141" calcext:value-type="float">
            <text:p>0.2570222141</text:p>
          </table:table-cell>
          <table:table-cell office:value-type="string" calcext:value-type="string">
            <text:p>eugenis@chromium.org</text:p>
          </table:table-cell>
        </table:table-row>
        <table:table-row table:style-name="ro1">
          <table:table-cell/>
          <table:table-cell office:value-type="float" office:value="1.946025335" calcext:value-type="float">
            <text:p>1.946025335</text:p>
          </table:table-cell>
          <table:table-cell office:value-type="string" calcext:value-type="string">
            <text:p>install-build-deps.sh</text:p>
          </table:table-cell>
          <table:table-cell table:number-columns-repeated="3"/>
          <table:table-cell office:value-type="float" office:value="1.0648063154" calcext:value-type="float">
            <text:p>1.0648063154</text:p>
          </table:table-cell>
          <table:table-cell office:value-type="string" calcext:value-type="string">
            <text:p>evan@chromium.org</text:p>
          </table:table-cell>
        </table:table-row>
        <table:table-row table:style-name="ro1">
          <table:table-cell/>
          <table:table-cell office:value-type="float" office:value="0.6333761704" calcext:value-type="float">
            <text:p>0.6333761704</text:p>
          </table:table-cell>
          <table:table-cell office:value-type="string" calcext:value-type="string">
            <text:p>isolate.gypi</text:p>
          </table:table-cell>
          <table:table-cell table:number-columns-repeated="3"/>
          <table:table-cell office:value-type="float" office:value="0.2203047549" calcext:value-type="float">
            <text:p>0.2203047549</text:p>
          </table:table-cell>
          <table:table-cell office:value-type="string" calcext:value-type="string">
            <text:p>evanm@google.com</text:p>
          </table:table-cell>
        </table:table-row>
        <table:table-row table:style-name="ro1">
          <table:table-cell/>
          <table:table-cell office:value-type="float" office:value="1.9093078759" calcext:value-type="float">
            <text:p>1.9093078759</text:p>
          </table:table-cell>
          <table:table-cell office:value-type="string" calcext:value-type="string">
            <text:p>java_apk.gypi</text:p>
          </table:table-cell>
          <table:table-cell table:number-columns-repeated="3"/>
          <table:table-cell office:value-type="float" office:value="0.1652285662" calcext:value-type="float">
            <text:p>0.1652285662</text:p>
          </table:table-cell>
          <table:table-cell office:value-type="string" calcext:value-type="string">
            <text:p>fischman@chromium.org</text:p>
          </table:table-cell>
        </table:table-row>
        <table:table-row table:style-name="ro1">
          <table:table-cell/>
          <table:table-cell office:value-type="float" office:value="0.9454745732" calcext:value-type="float">
            <text:p>0.9454745732</text:p>
          </table:table-cell>
          <table:table-cell office:value-type="string" calcext:value-type="string">
            <text:p>java.gypi</text:p>
          </table:table-cell>
          <table:table-cell table:number-columns-repeated="3"/>
          <table:table-cell office:value-type="float" office:value="1.0005507619" calcext:value-type="float">
            <text:p>1.0005507619</text:p>
          </table:table-cell>
          <table:table-cell office:value-type="string" calcext:value-type="string">
            <text:p>frankf@chromium.org</text:p>
          </table:table-cell>
        </table:table-row>
        <table:table-row table:style-name="ro1">
          <table:table-cell/>
          <table:table-cell office:value-type="float" office:value="1.8450523224" calcext:value-type="float">
            <text:p>1.8450523224</text:p>
          </table:table-cell>
          <table:table-cell office:value-type="string" calcext:value-type="string">
            <text:p>linux/system.gyp</text:p>
          </table:table-cell>
          <table:table-cell table:number-columns-repeated="3"/>
          <table:table-cell office:value-type="float" office:value="0.1468698366" calcext:value-type="float">
            <text:p>0.1468698366</text:p>
          </table:table-cell>
          <table:table-cell office:value-type="string" calcext:value-type="string">
            <text:p>frankf@google.com</text:p>
          </table:table-cell>
        </table:table-row>
        <table:table-row table:style-name="ro1">
          <table:table-cell/>
          <table:table-cell office:value-type="float" office:value="0.7527079126" calcext:value-type="float">
            <text:p>0.7527079126</text:p>
          </table:table-cell>
          <table:table-cell office:value-type="string" calcext:value-type="string">
            <text:p>sanitizers/tsan_suppressions.cc</text:p>
          </table:table-cell>
          <table:table-cell table:number-columns-repeated="3"/>
          <table:table-cell office:value-type="float" office:value="0.2662015789" calcext:value-type="float">
            <text:p>0.2662015789</text:p>
          </table:table-cell>
          <table:table-cell office:value-type="string" calcext:value-type="string">
            <text:p>gkanwar@chromium.org</text:p>
          </table:table-cell>
        </table:table-row>
        <table:table-row table:style-name="ro1">
          <table:table-cell/>
          <table:table-cell office:value-type="float" office:value="0.5966587112" calcext:value-type="float">
            <text:p>0.5966587112</text:p>
          </table:table-cell>
          <table:table-cell office:value-type="string" calcext:value-type="string">
            <text:p>toolchain/gcc_toolchain.gni</text:p>
          </table:table-cell>
          <table:table-cell table:number-columns-repeated="3"/>
          <table:table-cell office:value-type="float" office:value="0.7527079126" calcext:value-type="float">
            <text:p>0.7527079126</text:p>
          </table:table-cell>
          <table:table-cell office:value-type="string" calcext:value-type="string">
            <text:p>glider@chromium.org</text:p>
          </table:table-cell>
        </table:table-row>
        <table:table-row table:style-name="ro1">
          <table:table-cell/>
          <table:table-cell office:value-type="float" office:value="0.5232237929" calcext:value-type="float">
            <text:p>0.5232237929</text:p>
          </table:table-cell>
          <table:table-cell office:value-type="string" calcext:value-type="string">
            <text:p>toolchain/mac/BUILD.gn</text:p>
          </table:table-cell>
          <table:table-cell table:number-columns-repeated="3"/>
          <table:table-cell office:value-type="float" office:value="0.2845603084" calcext:value-type="float">
            <text:p>0.2845603084</text:p>
          </table:table-cell>
          <table:table-cell office:value-type="string" calcext:value-type="string">
            <text:p>hans@chromium.org</text:p>
          </table:table-cell>
        </table:table-row>
        <table:table-row table:style-name="ro1">
          <table:table-cell/>
          <table:table-cell office:value-type="float" office:value="0.6700936295" calcext:value-type="float">
            <text:p>0.6700936295</text:p>
          </table:table-cell>
          <table:table-cell office:value-type="string" calcext:value-type="string">
            <text:p>toolchain/win/BUILD.gn</text:p>
          </table:table-cell>
          <table:table-cell table:number-columns-repeated="3"/>
          <table:table-cell office:value-type="float" office:value="0.1468698366" calcext:value-type="float">
            <text:p>0.1468698366</text:p>
          </table:table-cell>
          <table:table-cell office:value-type="string" calcext:value-type="string">
            <text:p>hclam@chromium.org</text:p>
          </table:table-cell>
        </table:table-row>
        <table:table-row table:style-name="ro1">
          <table:table-cell/>
          <table:table-cell office:value-type="float" office:value="0.5966587112" calcext:value-type="float">
            <text:p>0.5966587112</text:p>
          </table:table-cell>
          <table:table-cell office:value-type="string" calcext:value-type="string">
            <text:p>vs_toolchain.py</text:p>
          </table:table-cell>
          <table:table-cell table:number-columns-repeated="3"/>
          <table:table-cell office:value-type="float" office:value="0.302919038" calcext:value-type="float">
            <text:p>0.302919038</text:p>
          </table:table-cell>
          <table:table-cell office:value-type="string" calcext:value-type="string">
            <text:p>iannucci@chromium.org</text:p>
          </table:table-cell>
        </table:table-row>
        <table:table-row table:style-name="ro1">
          <table:table-cell/>
          <table:table-cell office:value-type="float" office:value="3.2127776758" calcext:value-type="float">
            <text:p>3.2127776758</text:p>
          </table:table-cell>
          <table:table-cell office:value-type="string" calcext:value-type="string">
            <text:p>whitespace_file.txt</text:p>
          </table:table-cell>
          <table:table-cell table:number-columns-repeated="3"/>
          <table:table-cell office:value-type="float" office:value="1.51459519" calcext:value-type="float">
            <text:p>1.51459519</text:p>
          </table:table-cell>
          <table:table-cell office:value-type="string" calcext:value-type="string">
            <text:p>ilevy@chromium.org</text:p>
          </table:table-cell>
        </table:table-row>
        <table:table-row table:style-name="ro1">
          <table:table-cell table:number-columns-repeated="6"/>
          <table:table-cell office:value-type="float" office:value="0.2937396732" calcext:value-type="float">
            <text:p>0.2937396732</text:p>
          </table:table-cell>
          <table:table-cell office:value-type="string" calcext:value-type="string">
            <text:p>jam@chromium.org</text:p>
          </table:table-cell>
        </table:table-row>
        <table:table-row table:style-name="ro1">
          <table:table-cell table:number-columns-repeated="6"/>
          <table:table-cell office:value-type="float" office:value="0.3488158619" calcext:value-type="float">
            <text:p>0.3488158619</text:p>
          </table:table-cell>
          <table:table-cell office:value-type="string" calcext:value-type="string">
            <text:p>jamesr@chromium.org</text:p>
          </table:table-cell>
        </table:table-row>
        <table:table-row table:style-name="ro1">
          <table:table-cell table:number-columns-repeated="6"/>
          <table:table-cell office:value-type="float" office:value="0.2019460253" calcext:value-type="float">
            <text:p>0.2019460253</text:p>
          </table:table-cell>
          <table:table-cell office:value-type="string" calcext:value-type="string">
            <text:p>james.wei@intel.com</text:p>
          </table:table-cell>
        </table:table-row>
        <table:table-row table:style-name="ro1">
          <table:table-cell table:number-columns-repeated="6"/>
          <table:table-cell office:value-type="float" office:value="0.5140444281" calcext:value-type="float">
            <text:p>0.5140444281</text:p>
          </table:table-cell>
          <table:table-cell office:value-type="string" calcext:value-type="string">
            <text:p>jbudorick@chromium.org</text:p>
          </table:table-cell>
        </table:table-row>
        <table:table-row table:style-name="ro1">
          <table:table-cell table:number-columns-repeated="6"/>
          <table:table-cell office:value-type="float" office:value="0.1560492014" calcext:value-type="float">
            <text:p>0.1560492014</text:p>
          </table:table-cell>
          <table:table-cell office:value-type="string" calcext:value-type="string">
            <text:p>jknotten@chromium.org</text:p>
          </table:table-cell>
        </table:table-row>
        <table:table-row table:style-name="ro1">
          <table:table-cell table:number-columns-repeated="6"/>
          <table:table-cell office:value-type="float" office:value="0.1376904718" calcext:value-type="float">
            <text:p>0.1376904718</text:p>
          </table:table-cell>
          <table:table-cell office:value-type="string" calcext:value-type="string">
            <text:p>jln@chromium.org</text:p>
          </table:table-cell>
        </table:table-row>
        <table:table-row table:style-name="ro2">
          <table:table-cell table:number-columns-repeated="6"/>
          <table:table-cell office:value-type="float" office:value="0.6425555352" calcext:value-type="float">
            <text:p>0.6425555352</text:p>
          </table:table-cell>
          <table:table-cell office:value-type="string" calcext:value-type="string">
            <text:p>jochen@chromium.org</text:p>
          </table:table-cell>
        </table:table-row>
        <table:table-row table:style-name="ro1">
          <table:table-cell table:number-columns-repeated="6"/>
          <table:table-cell office:value-type="float" office:value="0.2203047549" calcext:value-type="float">
            <text:p>0.2203047549</text:p>
          </table:table-cell>
          <table:table-cell office:value-type="string" calcext:value-type="string">
            <text:p>joi@chromium.org</text:p>
          </table:table-cell>
        </table:table-row>
        <table:table-row table:style-name="ro1">
          <table:table-cell table:number-columns-repeated="6"/>
          <table:table-cell office:value-type="float" office:value="0.1560492014" calcext:value-type="float">
            <text:p>0.1560492014</text:p>
          </table:table-cell>
          <table:table-cell office:value-type="string" calcext:value-type="string">
            <text:p>joth@chromium.org</text:p>
          </table:table-cell>
        </table:table-row>
        <table:table-row table:style-name="ro1">
          <table:table-cell table:number-columns-repeated="6"/>
          <table:table-cell office:value-type="float" office:value="0.3579952267" calcext:value-type="float">
            <text:p>0.3579952267</text:p>
          </table:table-cell>
          <table:table-cell office:value-type="string" calcext:value-type="string">
            <text:p>jrg@chromium.org</text:p>
          </table:table-cell>
        </table:table-row>
        <table:table-row table:style-name="ro1">
          <table:table-cell table:number-columns-repeated="6"/>
          <table:table-cell office:value-type="float" office:value="0.2019460253" calcext:value-type="float">
            <text:p>0.2019460253</text:p>
          </table:table-cell>
          <table:table-cell office:value-type="string" calcext:value-type="string">
            <text:p>jrg@google.com</text:p>
          </table:table-cell>
        </table:table-row>
        <table:table-row table:style-name="ro1">
          <table:table-cell table:number-columns-repeated="6"/>
          <table:table-cell office:value-type="float" office:value="0.174407931" calcext:value-type="float">
            <text:p>0.174407931</text:p>
          </table:table-cell>
          <table:table-cell office:value-type="string" calcext:value-type="string">
            <text:p>jschuh@chromium.org</text:p>
          </table:table-cell>
        </table:table-row>
        <table:table-row table:style-name="ro1">
          <table:table-cell table:number-columns-repeated="6"/>
          <table:table-cell office:value-type="float" office:value="0.2478428493" calcext:value-type="float">
            <text:p>0.2478428493</text:p>
          </table:table-cell>
          <table:table-cell office:value-type="string" calcext:value-type="string">
            <text:p>jshin@chromium.org</text:p>
          </table:table-cell>
        </table:table-row>
        <table:table-row table:style-name="ro1">
          <table:table-cell table:number-columns-repeated="6"/>
          <table:table-cell office:value-type="float" office:value="0.1835872958" calcext:value-type="float">
            <text:p>0.1835872958</text:p>
          </table:table-cell>
          <table:table-cell office:value-type="string" calcext:value-type="string">
            <text:p>kjellander@chromium.org</text:p>
          </table:table-cell>
        </table:table-row>
        <table:table-row table:style-name="ro1">
          <table:table-cell table:number-columns-repeated="6"/>
          <table:table-cell office:value-type="float" office:value="0.1560492014" calcext:value-type="float">
            <text:p>0.1560492014</text:p>
          </table:table-cell>
          <table:table-cell office:value-type="string" calcext:value-type="string">
            <text:p>kkania@chromium.org</text:p>
          </table:table-cell>
        </table:table-row>
        <table:table-row table:style-name="ro1">
          <table:table-cell table:number-columns-repeated="6"/>
          <table:table-cell office:value-type="float" office:value="0.8903983844" calcext:value-type="float">
            <text:p>0.8903983844</text:p>
          </table:table-cell>
          <table:table-cell office:value-type="string" calcext:value-type="string">
            <text:p>mark@chromium.org</text:p>
          </table:table-cell>
        </table:table-row>
        <table:table-row table:style-name="ro1">
          <table:table-cell table:number-columns-repeated="6"/>
          <table:table-cell office:value-type="float" office:value="0.9271158436" calcext:value-type="float">
            <text:p>0.9271158436</text:p>
          </table:table-cell>
          <table:table-cell office:value-type="string" calcext:value-type="string">
            <text:p>maruel@chromium.org</text:p>
          </table:table-cell>
        </table:table-row>
        <table:table-row table:style-name="ro1">
          <table:table-cell table:number-columns-repeated="6"/>
          <table:table-cell office:value-type="float" office:value="0.2294841197" calcext:value-type="float">
            <text:p>0.2294841197</text:p>
          </table:table-cell>
          <table:table-cell office:value-type="string" calcext:value-type="string">
            <text:p>michaelbai@chromium.org</text:p>
          </table:table-cell>
        </table:table-row>
        <table:table-row table:style-name="ro1">
          <table:table-cell table:number-columns-repeated="6"/>
          <table:table-cell office:value-type="float" office:value="0.1468698366" calcext:value-type="float">
            <text:p>0.1468698366</text:p>
          </table:table-cell>
          <table:table-cell office:value-type="string" calcext:value-type="string">
            <text:p>michaelbai@google.com</text:p>
          </table:table-cell>
        </table:table-row>
        <table:table-row table:style-name="ro1">
          <table:table-cell table:number-columns-repeated="6"/>
          <table:table-cell office:value-type="float" office:value="0.1468698366" calcext:value-type="float">
            <text:p>0.1468698366</text:p>
          </table:table-cell>
          <table:table-cell office:value-type="string" calcext:value-type="string">
            <text:p>mithro@mithis.com</text:p>
          </table:table-cell>
        </table:table-row>
        <table:table-row table:style-name="ro1">
          <table:table-cell table:number-columns-repeated="6"/>
          <table:table-cell office:value-type="float" office:value="0.2570222141" calcext:value-type="float">
            <text:p>0.2570222141</text:p>
          </table:table-cell>
          <table:table-cell office:value-type="string" calcext:value-type="string">
            <text:p>mkosiba@chromium.org</text:p>
          </table:table-cell>
        </table:table-row>
        <table:table-row table:style-name="ro1">
          <table:table-cell table:number-columns-repeated="6"/>
          <table:table-cell office:value-type="float" office:value="0.128511107" calcext:value-type="float">
            <text:p>0.128511107</text:p>
          </table:table-cell>
          <table:table-cell office:value-type="string" calcext:value-type="string">
            <text:p>mmentovai@google.com</text:p>
          </table:table-cell>
        </table:table-row>
        <table:table-row table:style-name="ro1">
          <table:table-cell table:number-columns-repeated="6"/>
          <table:table-cell office:value-type="float" office:value="0.2203047549" calcext:value-type="float">
            <text:p>0.2203047549</text:p>
          </table:table-cell>
          <table:table-cell office:value-type="string" calcext:value-type="string">
            <text:p>mmoss@chromium.org</text:p>
          </table:table-cell>
        </table:table-row>
        <table:table-row table:style-name="ro1">
          <table:table-cell table:number-columns-repeated="6"/>
          <table:table-cell office:value-type="float" office:value="0.1560492014" calcext:value-type="float">
            <text:p>0.1560492014</text:p>
          </table:table-cell>
          <table:table-cell office:value-type="string" calcext:value-type="string">
            <text:p>mmoss@google.com</text:p>
          </table:table-cell>
        </table:table-row>
        <table:table-row table:style-name="ro1">
          <table:table-cell table:number-columns-repeated="6"/>
          <table:table-cell office:value-type="float" office:value="0.174407931" calcext:value-type="float">
            <text:p>0.174407931</text:p>
          </table:table-cell>
          <table:table-cell office:value-type="string" calcext:value-type="string">
            <text:p>mnaganov@chromium.org</text:p>
          </table:table-cell>
        </table:table-row>
        <table:table-row table:style-name="ro1">
          <table:table-cell table:number-columns-repeated="6"/>
          <table:table-cell office:value-type="float" office:value="0.1927666605" calcext:value-type="float">
            <text:p>0.1927666605</text:p>
          </table:table-cell>
          <table:table-cell office:value-type="string" calcext:value-type="string">
            <text:p>mostynb@opera.com</text:p>
          </table:table-cell>
        </table:table-row>
        <table:table-row table:style-name="ro1">
          <table:table-cell table:number-columns-repeated="6"/>
          <table:table-cell office:value-type="float" office:value="0.5507618873" calcext:value-type="float">
            <text:p>0.5507618873</text:p>
          </table:table-cell>
          <table:table-cell office:value-type="string" calcext:value-type="string">
            <text:p>navabi@google.com</text:p>
          </table:table-cell>
        </table:table-row>
        <table:table-row table:style-name="ro1">
          <table:table-cell table:number-columns-repeated="6"/>
          <table:table-cell office:value-type="float" office:value="0.3396364972" calcext:value-type="float">
            <text:p>0.3396364972</text:p>
          </table:table-cell>
          <table:table-cell office:value-type="string" calcext:value-type="string">
            <text:p>newt@chromium.org</text:p>
          </table:table-cell>
        </table:table-row>
        <table:table-row table:style-name="ro1">
          <table:table-cell table:number-columns-repeated="6"/>
          <table:table-cell office:value-type="float" office:value="0.4497888746" calcext:value-type="float">
            <text:p>0.4497888746</text:p>
          </table:table-cell>
          <table:table-cell office:value-type="string" calcext:value-type="string">
            <text:p>Nico Weber</text:p>
          </table:table-cell>
        </table:table-row>
        <table:table-row table:style-name="ro1">
          <table:table-cell table:number-columns-repeated="6"/>
          <table:table-cell office:value-type="float" office:value="0.9638333027" calcext:value-type="float">
            <text:p>0.9638333027</text:p>
          </table:table-cell>
          <table:table-cell office:value-type="string" calcext:value-type="string">
            <text:p>nileshagrawal@chromium.org</text:p>
          </table:table-cell>
        </table:table-row>
        <table:table-row table:style-name="ro1">
          <table:table-cell table:number-columns-repeated="6"/>
          <table:table-cell office:value-type="float" office:value="0.4038920507" calcext:value-type="float">
            <text:p>0.4038920507</text:p>
          </table:table-cell>
          <table:table-cell office:value-type="string" calcext:value-type="string">
            <text:p>nsylvain@chromium.org</text:p>
          </table:table-cell>
        </table:table-row>
        <table:table-row table:style-name="ro1">
          <table:table-cell table:number-columns-repeated="6"/>
          <table:table-cell office:value-type="float" office:value="0.1927666605" calcext:value-type="float">
            <text:p>0.1927666605</text:p>
          </table:table-cell>
          <table:table-cell office:value-type="string" calcext:value-type="string">
            <text:p>oshima@chromium.org</text:p>
          </table:table-cell>
        </table:table-row>
        <table:table-row table:style-name="ro1">
          <table:table-cell table:number-columns-repeated="6"/>
          <table:table-cell office:value-type="float" office:value="0.3120984028" calcext:value-type="float">
            <text:p>0.3120984028</text:p>
          </table:table-cell>
          <table:table-cell office:value-type="string" calcext:value-type="string">
            <text:p>peter@chromium.org</text:p>
          </table:table-cell>
        </table:table-row>
        <table:table-row table:style-name="ro1">
          <table:table-cell table:number-columns-repeated="6"/>
          <table:table-cell office:value-type="float" office:value="1.0280888563" calcext:value-type="float">
            <text:p>1.0280888563</text:p>
          </table:table-cell>
          <table:table-cell office:value-type="string" calcext:value-type="string">
            <text:p>phajdan.jr@chromium.org</text:p>
          </table:table-cell>
        </table:table-row>
        <table:table-row table:style-name="ro1">
          <table:table-cell table:number-columns-repeated="6"/>
          <table:table-cell office:value-type="float" office:value="0.3855333211" calcext:value-type="float">
            <text:p>0.3855333211</text:p>
          </table:table-cell>
          <table:table-cell office:value-type="string" calcext:value-type="string">
            <text:p>piman@chromium.org</text:p>
          </table:table-cell>
        </table:table-row>
        <table:table-row table:style-name="ro1">
          <table:table-cell table:number-columns-repeated="6"/>
          <table:table-cell office:value-type="float" office:value="0.174407931" calcext:value-type="float">
            <text:p>0.174407931</text:p>
          </table:table-cell>
          <table:table-cell office:value-type="string" calcext:value-type="string">
            <text:p>pkasting@chromium.org</text:p>
          </table:table-cell>
        </table:table-row>
        <table:table-row table:style-name="ro1">
          <table:table-cell table:number-columns-repeated="6"/>
          <table:table-cell office:value-type="float" office:value="0.4865063338" calcext:value-type="float">
            <text:p>0.4865063338</text:p>
          </table:table-cell>
          <table:table-cell office:value-type="string" calcext:value-type="string">
            <text:p>pliard@chromium.org</text:p>
          </table:table-cell>
        </table:table-row>
        <table:table-row table:style-name="ro1">
          <table:table-cell table:number-columns-repeated="6"/>
          <table:table-cell office:value-type="float" office:value="0.1376904718" calcext:value-type="float">
            <text:p>0.1376904718</text:p>
          </table:table-cell>
          <table:table-cell office:value-type="string" calcext:value-type="string">
            <text:p>primiano@chromium.org</text:p>
          </table:table-cell>
        </table:table-row>
        <table:table-row table:style-name="ro1">
          <table:table-cell table:number-columns-repeated="6"/>
          <table:table-cell office:value-type="float" office:value="0.1835872958" calcext:value-type="float">
            <text:p>0.1835872958</text:p>
          </table:table-cell>
          <table:table-cell office:value-type="string" calcext:value-type="string">
            <text:p>qsr@chromium.org</text:p>
          </table:table-cell>
        </table:table-row>
        <table:table-row table:style-name="ro1">
          <table:table-cell table:number-columns-repeated="6"/>
          <table:table-cell office:value-type="float" office:value="0.1376904718" calcext:value-type="float">
            <text:p>0.1376904718</text:p>
          </table:table-cell>
          <table:table-cell office:value-type="string" calcext:value-type="string">
            <text:p>rmcilroy@chromium.org</text:p>
          </table:table-cell>
        </table:table-row>
        <table:table-row table:style-name="ro1">
          <table:table-cell table:number-columns-repeated="6"/>
          <table:table-cell office:value-type="float" office:value="0.128511107" calcext:value-type="float">
            <text:p>0.128511107</text:p>
          </table:table-cell>
          <table:table-cell office:value-type="string" calcext:value-type="string">
            <text:p>robertshield@chromium.org</text:p>
          </table:table-cell>
        </table:table-row>
        <table:table-row table:style-name="ro1">
          <table:table-cell table:number-columns-repeated="6"/>
          <table:table-cell office:value-type="float" office:value="0.2203047549" calcext:value-type="float">
            <text:p>0.2203047549</text:p>
          </table:table-cell>
          <table:table-cell office:value-type="string" calcext:value-type="string">
            <text:p>rsesek@chromium.org</text:p>
          </table:table-cell>
        </table:table-row>
        <table:table-row table:style-name="ro1">
          <table:table-cell table:number-columns-repeated="6"/>
          <table:table-cell office:value-type="float" office:value="0.1927666605" calcext:value-type="float">
            <text:p>0.1927666605</text:p>
          </table:table-cell>
          <table:table-cell office:value-type="string" calcext:value-type="string">
            <text:p>rsleevi@chromium.org</text:p>
          </table:table-cell>
        </table:table-row>
        <table:table-row table:style-name="ro1">
          <table:table-cell table:number-columns-repeated="6"/>
          <table:table-cell office:value-type="float" office:value="0.2662015789" calcext:value-type="float">
            <text:p>0.2662015789</text:p>
          </table:table-cell>
          <table:table-cell office:value-type="string" calcext:value-type="string">
            <text:p>sadrul@chromium.org</text:p>
          </table:table-cell>
        </table:table-row>
        <table:table-row table:style-name="ro1">
          <table:table-cell table:number-columns-repeated="6"/>
          <table:table-cell office:value-type="float" office:value="0.2111253901" calcext:value-type="float">
            <text:p>0.2111253901</text:p>
          </table:table-cell>
          <table:table-cell office:value-type="string" calcext:value-type="string">
            <text:p>saintlou@chromium.org</text:p>
          </table:table-cell>
        </table:table-row>
        <table:table-row table:style-name="ro1">
          <table:table-cell table:number-columns-repeated="6"/>
          <table:table-cell office:value-type="float" office:value="0.2386634845" calcext:value-type="float">
            <text:p>0.2386634845</text:p>
          </table:table-cell>
          <table:table-cell office:value-type="string" calcext:value-type="string">
            <text:p>sbc@chromium.org</text:p>
          </table:table-cell>
        </table:table-row>
        <table:table-row table:style-name="ro1">
          <table:table-cell table:number-columns-repeated="6"/>
          <table:table-cell office:value-type="float" office:value="0.2203047549" calcext:value-type="float">
            <text:p>0.2203047549</text:p>
          </table:table-cell>
          <table:table-cell office:value-type="string" calcext:value-type="string">
            <text:p>scherkus@chromium.org</text:p>
          </table:table-cell>
        </table:table-row>
        <table:table-row table:style-name="ro1">
          <table:table-cell table:number-columns-repeated="6"/>
          <table:table-cell office:value-type="float" office:value="1.1382412337" calcext:value-type="float">
            <text:p>1.1382412337</text:p>
          </table:table-cell>
          <table:table-cell office:value-type="string" calcext:value-type="string">
            <text:p>scottmg@chromium.org</text:p>
          </table:table-cell>
        </table:table-row>
        <table:table-row table:style-name="ro1">
          <table:table-cell table:number-columns-repeated="6"/>
          <table:table-cell office:value-type="float" office:value="0.1376904718" calcext:value-type="float">
            <text:p>0.1376904718</text:p>
          </table:table-cell>
          <table:table-cell office:value-type="string" calcext:value-type="string">
            <text:p>scottmg@google.com</text:p>
          </table:table-cell>
        </table:table-row>
        <table:table-row table:style-name="ro1">
          <table:table-cell table:number-columns-repeated="6"/>
          <table:table-cell office:value-type="float" office:value="0.1376904718" calcext:value-type="float">
            <text:p>0.1376904718</text:p>
          </table:table-cell>
          <table:table-cell office:value-type="string" calcext:value-type="string">
            <text:p>sebmarchand@chromium.org</text:p>
          </table:table-cell>
        </table:table-row>
        <table:table-row table:style-name="ro1">
          <table:table-cell table:number-columns-repeated="6"/>
          <table:table-cell office:value-type="float" office:value="0.1835872958" calcext:value-type="float">
            <text:p>0.1835872958</text:p>
          </table:table-cell>
          <table:table-cell office:value-type="string" calcext:value-type="string">
            <text:p>sergeyu@chromium.org</text:p>
          </table:table-cell>
        </table:table-row>
        <table:table-row table:style-name="ro1">
          <table:table-cell table:number-columns-repeated="6"/>
          <table:table-cell office:value-type="float" office:value="0.9638333027" calcext:value-type="float">
            <text:p>0.9638333027</text:p>
          </table:table-cell>
          <table:table-cell office:value-type="string" calcext:value-type="string">
            <text:p>sgk@google.com</text:p>
          </table:table-cell>
        </table:table-row>
        <table:table-row table:style-name="ro1">
          <table:table-cell table:number-columns-repeated="6"/>
          <table:table-cell office:value-type="float" office:value="0.2203047549" calcext:value-type="float">
            <text:p>0.2203047549</text:p>
          </table:table-cell>
          <table:table-cell office:value-type="string" calcext:value-type="string">
            <text:p>shashishekhar@chromium.org</text:p>
          </table:table-cell>
        </table:table-row>
        <table:table-row table:style-name="ro1">
          <table:table-cell table:number-columns-repeated="6"/>
          <table:table-cell office:value-type="float" office:value="0.1468698366" calcext:value-type="float">
            <text:p>0.1468698366</text:p>
          </table:table-cell>
          <table:table-cell office:value-type="string" calcext:value-type="string">
            <text:p>shouqun.liu@intel.com</text:p>
          </table:table-cell>
        </table:table-row>
        <table:table-row table:style-name="ro1">
          <table:table-cell table:number-columns-repeated="6"/>
          <table:table-cell office:value-type="float" office:value="0.3671745915" calcext:value-type="float">
            <text:p>0.3671745915</text:p>
          </table:table-cell>
          <table:table-cell office:value-type="string" calcext:value-type="string">
            <text:p>sivachandra@chromium.org</text:p>
          </table:table-cell>
        </table:table-row>
        <table:table-row table:style-name="ro1">
          <table:table-cell table:number-columns-repeated="6"/>
          <table:table-cell office:value-type="float" office:value="0.4589682394" calcext:value-type="float">
            <text:p>0.4589682394</text:p>
          </table:table-cell>
          <table:table-cell office:value-type="string" calcext:value-type="string">
            <text:p>sky@chromium.org</text:p>
          </table:table-cell>
        </table:table-row>
        <table:table-row table:style-name="ro1">
          <table:table-cell table:number-columns-repeated="6"/>
          <table:table-cell office:value-type="float" office:value="0.3579952267" calcext:value-type="float">
            <text:p>0.3579952267</text:p>
          </table:table-cell>
          <table:table-cell office:value-type="string" calcext:value-type="string">
            <text:p>skyostil@chromium.org</text:p>
          </table:table-cell>
        </table:table-row>
        <table:table-row table:style-name="ro1">
          <table:table-cell table:number-columns-repeated="6"/>
          <table:table-cell office:value-type="float" office:value="0.2753809436" calcext:value-type="float">
            <text:p>0.2753809436</text:p>
          </table:table-cell>
          <table:table-cell office:value-type="string" calcext:value-type="string">
            <text:p>spang@chromium.org</text:p>
          </table:table-cell>
        </table:table-row>
        <table:table-row table:style-name="ro1">
          <table:table-cell table:number-columns-repeated="6"/>
          <table:table-cell office:value-type="float" office:value="0.3120984028" calcext:value-type="float">
            <text:p>0.3120984028</text:p>
          </table:table-cell>
          <table:table-cell office:value-type="string" calcext:value-type="string">
            <text:p>stuartmorgan@chromium.org</text:p>
          </table:table-cell>
        </table:table-row>
        <table:table-row table:style-name="ro1">
          <table:table-cell table:number-columns-repeated="6"/>
          <table:table-cell office:value-type="float" office:value="0.1376904718" calcext:value-type="float">
            <text:p>0.1376904718</text:p>
          </table:table-cell>
          <table:table-cell office:value-type="string" calcext:value-type="string">
            <text:p>tapted@chromium.org</text:p>
          </table:table-cell>
        </table:table-row>
        <table:table-row table:style-name="ro1">
          <table:table-cell table:number-columns-repeated="6"/>
          <table:table-cell office:value-type="float" office:value="0.2570222141" calcext:value-type="float">
            <text:p>0.2570222141</text:p>
          </table:table-cell>
          <table:table-cell office:value-type="string" calcext:value-type="string">
            <text:p>tc@google.com</text:p>
          </table:table-cell>
        </table:table-row>
        <table:table-row table:style-name="ro1">
          <table:table-cell table:number-columns-repeated="6"/>
          <table:table-cell office:value-type="float" office:value="0.5782999816" calcext:value-type="float">
            <text:p>0.5782999816</text:p>
          </table:table-cell>
          <table:table-cell office:value-type="string" calcext:value-type="string">
            <text:p>tfarina@chromium.org</text:p>
          </table:table-cell>
        </table:table-row>
        <table:table-row table:style-name="ro1">
          <table:table-cell table:number-columns-repeated="6"/>
          <table:table-cell office:value-type="float" office:value="3.0934459335" calcext:value-type="float">
            <text:p>3.0934459335</text:p>
          </table:table-cell>
          <table:table-cell office:value-type="string" calcext:value-type="string">
            <text:p>thakis@chromium.org</text:p>
          </table:table-cell>
        </table:table-row>
        <table:table-row table:style-name="ro1">
          <table:table-cell table:number-columns-repeated="6"/>
          <table:table-cell office:value-type="float" office:value="1.083165045" calcext:value-type="float">
            <text:p>1.083165045</text:p>
          </table:table-cell>
          <table:table-cell office:value-type="string" calcext:value-type="string">
            <text:p>thestig@chromium.org</text:p>
          </table:table-cell>
        </table:table-row>
        <table:table-row table:style-name="ro1">
          <table:table-cell table:number-columns-repeated="6"/>
          <table:table-cell office:value-type="float" office:value="0.4130714155" calcext:value-type="float">
            <text:p>0.4130714155</text:p>
          </table:table-cell>
          <table:table-cell office:value-type="string" calcext:value-type="string">
            <text:p>thomasvl@chromium.org</text:p>
          </table:table-cell>
        </table:table-row>
        <table:table-row table:style-name="ro1">
          <table:table-cell table:number-columns-repeated="6"/>
          <table:table-cell office:value-type="float" office:value="0.2203047549" calcext:value-type="float">
            <text:p>0.2203047549</text:p>
          </table:table-cell>
          <table:table-cell office:value-type="string" calcext:value-type="string">
            <text:p>timurrrr@chromium.org</text:p>
          </table:table-cell>
        </table:table-row>
        <table:table-row table:style-name="ro1">
          <table:table-cell table:number-columns-repeated="6"/>
          <table:table-cell office:value-type="float" office:value="0.4589682394" calcext:value-type="float">
            <text:p>0.4589682394</text:p>
          </table:table-cell>
          <table:table-cell office:value-type="string" calcext:value-type="string">
            <text:p>tony@chromium.org</text:p>
          </table:table-cell>
        </table:table-row>
        <table:table-row table:style-name="ro1">
          <table:table-cell table:number-columns-repeated="6"/>
          <table:table-cell office:value-type="float" office:value="0.3763539563" calcext:value-type="float">
            <text:p>0.3763539563</text:p>
          </table:table-cell>
          <table:table-cell office:value-type="string" calcext:value-type="string">
            <text:p>tonyg@chromium.org</text:p>
          </table:table-cell>
        </table:table-row>
        <table:table-row table:style-name="ro1">
          <table:table-cell table:number-columns-repeated="6"/>
          <table:table-cell office:value-type="float" office:value="0.4589682394" calcext:value-type="float">
            <text:p>0.4589682394</text:p>
          </table:table-cell>
          <table:table-cell office:value-type="string" calcext:value-type="string">
            <text:p>torne@chromium.org</text:p>
          </table:table-cell>
        </table:table-row>
        <table:table-row table:style-name="ro1">
          <table:table-cell table:number-columns-repeated="6"/>
          <table:table-cell office:value-type="float" office:value="0.302919038" calcext:value-type="float">
            <text:p>0.302919038</text:p>
          </table:table-cell>
          <table:table-cell office:value-type="string" calcext:value-type="string">
            <text:p>wangxianzhu@chromium.org</text:p>
          </table:table-cell>
        </table:table-row>
        <table:table-row table:style-name="ro1">
          <table:table-cell table:number-columns-repeated="6"/>
          <table:table-cell office:value-type="float" office:value="0.1560492014" calcext:value-type="float">
            <text:p>0.1560492014</text:p>
          </table:table-cell>
          <table:table-cell office:value-type="string" calcext:value-type="string">
            <text:p>willchan@chromium.org</text:p>
          </table:table-cell>
        </table:table-row>
        <table:table-row table:style-name="ro1">
          <table:table-cell table:number-columns-repeated="6"/>
          <table:table-cell office:value-type="float" office:value="0.6517348999" calcext:value-type="float">
            <text:p>0.6517348999</text:p>
          </table:table-cell>
          <table:table-cell office:value-type="string" calcext:value-type="string">
            <text:p>yfriedman@chromium.org</text:p>
          </table:table-cell>
        </table:table-row>
        <table:table-row table:style-name="ro2">
          <table:table-cell table:number-columns-repeated="6"/>
          <table:table-cell office:value-type="float" office:value="0.2111253901" calcext:value-type="float">
            <text:p>0.2111253901</text:p>
          </table:table-cell>
          <table:table-cell office:value-type="string" calcext:value-type="string">
            <text:p>yongsheng.zhu@intel.com</text:p>
          </table:table-cell>
        </table:table-row>
        <table:table-row table:style-name="ro2">
          <table:table-cell table:number-columns-repeated="6"/>
          <table:table-cell office:value-type="float" office:value="0.128511107" calcext:value-type="float">
            <text:p>0.128511107</text:p>
          </table:table-cell>
          <table:table-cell office:value-type="string" calcext:value-type="string">
            <text:p>zty@chromium.o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7:54:13.019456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7:04:23.955749752</meta:creation-date>
    <dc:date>2016-05-15T18:18:16.310029545</dc:date>
    <meta:editing-duration>PT46M57S</meta:editing-duration>
    <meta:editing-cycles>8</meta:editing-cycles>
    <meta:generator>LibreOffice/4.2.8.2$Linux_X86_64 LibreOffice_project/420m0$Build-2</meta:generator>
    <meta:document-statistic meta:table-count="1" meta:cell-count="3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paragraph-properties style:writing-mode="rl-tb"/>
      <style:text-properties fo:font-size="18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3.251cm" svg:height="21.45cm" xlink:href=".." xlink:type="simple" chart:class="chart:line" chart:style-name="ch1">
        <chart:title svg:x="25.241cm" svg:y="0.565cm" chart:style-name="ch2">
          <text:p>Top Files</text:p>
        </chart:title>
        <chart:plot-area chart:style-name="ch3" table:cell-range-address="Sheet1.B3:Sheet1.C43" chart:data-source-has-labels="row" svg:x="2.639cm" svg:y="2.117cm" svg:width="49.547cm" svg:height="17.36cm">
          <chartooo:coordinate-region svg:x="3.313cm" svg:y="2.347cm" svg:width="48.66cm" svg:height="16.421cm"/>
          <chart:axis chart:dimension="x" chart:name="primary-x" chart:style-name="ch4">
            <chart:title svg:x="25.587cm" svg:y="19.907cm" chart:style-name="ch5">
              <text:p>File Indexes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4">
            <chart:title svg:x="0.451cm" svg:y="13.998cm" chart:style-name="ch7">
              <text:p>Commit Percentege (%)</text:p>
            </chart:title>
            <chart:grid chart:style-name="ch6" chart:class="major"/>
          </chart:axis>
          <chart:series chart:style-name="ch8" chart:values-cell-range-address="Sheet1.B3:Sheet1.B43" chart:label-cell-address="Sheet1.C3:Sheet1.C43" chart:class="chart:line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.gyp android/adb_install_apk.py android/buildbot/bb_device_status_check.py android/buildbot/bb_device_steps.py android/buildbot/bb_run_bot.py android/envsetup.sh android/gyp/javac.py android/gyp/util/build_utils.py android/PRESUBMIT.py android/provision_devices.py android/pylib/device/device_utils.py android/pylib/gtest/filter/content_browsertests_disabled android/pylib/gtest/gtest_config.py android/pylib/perf/test_runner.py android/test_runner.py android/tombstones.py build_config.h common.gypi config/android/config.gni config/android/internal_rules.gni config/android/rules.gni config/BUILDCONFIG.gn config/BUILD.gn config/compiler/BUILD.gn config/features.gni config/linux/BUILD.gn config/win/BUILD.gn get_landmines.py gn_migration.gypi gyp_chromium install-build-deps.sh isolate.gypi java_apk.gypi java.gypi linux/system.gyp sanitizers/tsan_suppressions.cc toolchain/gcc_toolchain.gni toolchain/mac/BUILD.gn toolchain/win/BUILD.gn vs_toolchain.py whitespace_file.txt</text:p>
                <text:list>
                  <text:list-item>
                    <text:p>all.gyp</text:p>
                  </text:list-item>
                  <text:list-item>
                    <text:p>android/adb_install_apk.py</text:p>
                  </text:list-item>
                  <text:list-item>
                    <text:p>android/buildbot/bb_device_status_check.py</text:p>
                  </text:list-item>
                  <text:list-item>
                    <text:p>android/buildbot/bb_device_steps.py</text:p>
                  </text:list-item>
                  <text:list-item>
                    <text:p>android/buildbot/bb_run_bot.py</text:p>
                  </text:list-item>
                  <text:list-item>
                    <text:p>android/envsetup.sh</text:p>
                  </text:list-item>
                  <text:list-item>
                    <text:p>android/gyp/javac.py</text:p>
                  </text:list-item>
                  <text:list-item>
                    <text:p>android/gyp/util/build_utils.py</text:p>
                  </text:list-item>
                  <text:list-item>
                    <text:p>android/PRESUBMIT.py</text:p>
                  </text:list-item>
                  <text:list-item>
                    <text:p>android/provision_devices.py</text:p>
                  </text:list-item>
                  <text:list-item>
                    <text:p>android/pylib/device/device_utils.py</text:p>
                  </text:list-item>
                  <text:list-item>
                    <text:p>android/pylib/gtest/filter/content_browsertests_disabled</text:p>
                  </text:list-item>
                  <text:list-item>
                    <text:p>android/pylib/gtest/gtest_config.py</text:p>
                  </text:list-item>
                  <text:list-item>
                    <text:p>android/pylib/perf/test_runner.py</text:p>
                  </text:list-item>
                  <text:list-item>
                    <text:p>android/test_runner.py</text:p>
                  </text:list-item>
                  <text:list-item>
                    <text:p>android/tombstones.py</text:p>
                  </text:list-item>
                  <text:list-item>
                    <text:p>build_config.h</text:p>
                  </text:list-item>
                  <text:list-item>
                    <text:p>common.gypi</text:p>
                  </text:list-item>
                  <text:list-item>
                    <text:p>config/android/config.gni</text:p>
                  </text:list-item>
                  <text:list-item>
                    <text:p>config/android/internal_rules.gni</text:p>
                  </text:list-item>
                  <text:list-item>
                    <text:p>config/android/rules.gni</text:p>
                  </text:list-item>
                  <text:list-item>
                    <text:p>config/BUILDCONFIG.gn</text:p>
                  </text:list-item>
                  <text:list-item>
                    <text:p>config/BUILD.gn</text:p>
                  </text:list-item>
                  <text:list-item>
                    <text:p>config/compiler/BUILD.gn</text:p>
                  </text:list-item>
                  <text:list-item>
                    <text:p>config/features.gni</text:p>
                  </text:list-item>
                  <text:list-item>
                    <text:p>config/linux/BUILD.gn</text:p>
                  </text:list-item>
                  <text:list-item>
                    <text:p>config/win/BUILD.gn</text:p>
                  </text:list-item>
                  <text:list-item>
                    <text:p>get_landmines.py</text:p>
                  </text:list-item>
                  <text:list-item>
                    <text:p>gn_migration.gypi</text:p>
                  </text:list-item>
                  <text:list-item>
                    <text:p>gyp_chromium</text:p>
                  </text:list-item>
                  <text:list-item>
                    <text:p>install-build-deps.sh</text:p>
                  </text:list-item>
                  <text:list-item>
                    <text:p>isolate.gypi</text:p>
                  </text:list-item>
                  <text:list-item>
                    <text:p>java_apk.gypi</text:p>
                  </text:list-item>
                  <text:list-item>
                    <text:p>java.gypi</text:p>
                  </text:list-item>
                  <text:list-item>
                    <text:p>linux/system.gyp</text:p>
                  </text:list-item>
                  <text:list-item>
                    <text:p>sanitizers/tsan_suppressions.cc</text:p>
                  </text:list-item>
                  <text:list-item>
                    <text:p>toolchain/gcc_toolchain.gni</text:p>
                  </text:list-item>
                  <text:list-item>
                    <text:p>toolchain/mac/BUILD.gn</text:p>
                  </text:list-item>
                  <text:list-item>
                    <text:p>toolchain/win/BUILD.gn</text:p>
                  </text:list-item>
                  <text:list-item>
                    <text:p>vs_toolchain.py</text:p>
                  </text:list-item>
                  <text:list-item>
                    <text:p>whitespace_file.txt</text:p>
                  </text:list-item>
                </text:list>
                <draw:g>
                  <svg:desc>Sheet1.C3:Sheet1.C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557187443">
                <text:p>9.5557187443</text:p>
                <draw:g>
                  <svg:desc>Sheet1.B3:Sheet1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89682394">
                <text:p>0.4589682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69634661">
                <text:p>0.8169634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17514228">
                <text:p>1.817514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54745732">
                <text:p>0.9454745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20396549">
                <text:p>0.8720396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07618873">
                <text:p>0.5507618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81476042">
                <text:p>0.4681476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7326969">
                <text:p>0.477326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39856802">
                <text:p>1.0739856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86084083">
                <text:p>1.386084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54745732">
                <text:p>0.9454745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24031577">
                <text:p>0.5324031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17348999">
                <text:p>0.6517348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89003121">
                <text:p>1.689003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97888746">
                <text:p>0.4497888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59904535">
                <text:p>0.7159904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0234991739">
                <text:p>26.0234991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59904535">
                <text:p>0.7159904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14650266">
                <text:p>1.6614650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112539012">
                <text:p>2.1112539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05507619">
                <text:p>1.00055076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136221773">
                <text:p>1.4136221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524141729">
                <text:p>3.5524141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034697999">
                <text:p>1.3034697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91206169">
                <text:p>0.5691206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41968056">
                <text:p>0.6241968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25555352">
                <text:p>0.6425555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276666055">
                <text:p>1.9276666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36221773">
                <text:p>1.4136221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46025335">
                <text:p>1.946025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33761704">
                <text:p>0.6333761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093078759">
                <text:p>1.9093078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54745732">
                <text:p>0.94547457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450523224">
                <text:p>1.8450523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27079126">
                <text:p>0.7527079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66587112">
                <text:p>0.5966587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32237929">
                <text:p>0.5232237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00936295">
                <text:p>0.6700936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66587112">
                <text:p>0.5966587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127776758">
                <text:p>3.2127776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238cm" svg:height="18.766cm" xlink:href=".." xlink:type="simple" chart:class="chart:line" chart:style-name="ch1">
        <chart:title svg:x="28.075cm" svg:y="0.511cm" chart:style-name="ch2">
          <text:p>Top Developers</text:p>
        </chart:title>
        <chart:plot-area chart:style-name="ch3" table:cell-range-address="Sheet1.G3:Sheet1.H117" chart:data-source-has-labels="row" svg:x="2.946cm" svg:y="2.157cm" svg:width="57.068cm" svg:height="14.542cm">
          <chartooo:coordinate-region svg:x="3.62cm" svg:y="2.387cm" svg:width="56.075cm" svg:height="13.143cm"/>
          <chart:axis chart:dimension="x" chart:name="primary-x" chart:style-name="ch4">
            <chart:title svg:x="28.795cm" svg:y="17.075cm" chart:style-name="ch5">
              <text:p>Developer Index</text:p>
            </chart:title>
            <chart:grid chart:style-name="ch6" chart:class="major"/>
          </chart:axis>
          <chart:axis chart:dimension="y" chart:name="primary-y" chart:style-name="ch4">
            <chart:title svg:x="0.451cm" svg:y="13.348cm" chart:style-name="ch7">
              <text:p>Commit Percentege (%)</text:p>
            </chart:title>
            <chart:grid chart:style-name="ch6" chart:class="major"/>
          </chart:axis>
          <chart:series chart:style-name="ch8" chart:values-cell-range-address="Sheet1.G3:Sheet1.G117" chart:label-cell-address="Sheet1.H3:Sheet1.H117" chart:class="chart:line">
            <chart:data-point chart:repeated="1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erent@chromium.org agl@chromium.org ajwong@chromium.org andrewhayden@chromium.org apatrick@chromium.org aurimas@chromium.org ben@chromium.org blundell@chromium.org boliu@chromium.org bradnelson@chromium.org bradnelson@google.com brettw@chromium.org Brett Wilson bulach@chromium.org cevans@chromium.org cjhopman@chromium.org cmp@chromium.org Commit bot cpu@chromium.org craigdh@chromium.org csharp@chromium.org davemoore@chromium.org derat@chromium.org dfalcantara@chromium.org digit@chromium.org dkegel@google.com dmichael@chromium.org dpranke@chromium.org erg@chromium.org eugenis@chromium.org evan@chromium.org evanm@google.com fischman@chromium.org frankf@chromium.org frankf@google.com gkanwar@chromium.org glider@chromium.org hans@chromium.org hclam@chromium.org iannucci@chromium.org ilevy@chromium.org jam@chromium.org jamesr@chromium.org james.wei@intel.com jbudorick@chromium.org jknotten@chromium.org jln@chromium.org jochen@chromium.org joi@chromium.org joth@chromium.org jrg@chromium.org jrg@google.com jschuh@chromium.org jshin@chromium.org kjellander@chromium.org kkania@chromium.org mark@chromium.org maruel@chromium.org michaelbai@chromium.org michaelbai@google.com mithro@mithis.com mkosiba@chromium.org mmentovai@google.com mmoss@chromium.org mmoss@google.com mnaganov@chromium.org mostynb@opera.com navabi@google.com newt@chromium.org Nico Weber nileshagrawal@chromium.org nsylvain@chromium.org oshima@chromium.org peter@chromium.org phajdan.jr@chromium.org piman@chromium.org pkasting@chromium.org pliard@chromium.org primiano@chromium.org qsr@chromium.org rmcilroy@chromium.org robertshield@chromium.org rsesek@chromium.org rsleevi@chromium.org sadrul@chromium.org saintlou@chromium.org sbc@chromium.org scherkus@chromium.org scottmg@chromium.org scottmg@google.com sebmarchand@chromium.org sergeyu@chromium.org sgk@google.com shashishekhar@chromium.org shouqun.liu@intel.com sivachandra@chromium.org sky@chromium.org skyostil@chromium.org spang@chromium.org stuartmorgan@chromium.org tapted@chromium.org tc@google.com tfarina@chromium.org thakis@chromium.org thestig@chromium.org thomasvl@chromium.org timurrrr@chromium.org tony@chromium.org tonyg@chromium.org torne@chromium.org wangxianzhu@chromium.org willchan@chromium.org yfriedman@chromium.org yongsheng.zhu@intel.com zty@chromium.org</text:p>
                <text:list>
                  <text:list-item>
                    <text:p>aberent@chromium.org</text:p>
                  </text:list-item>
                  <text:list-item>
                    <text:p>agl@chromium.org</text:p>
                  </text:list-item>
                  <text:list-item>
                    <text:p>ajwong@chromium.org</text:p>
                  </text:list-item>
                  <text:list-item>
                    <text:p>andrewhayden@chromium.org</text:p>
                  </text:list-item>
                  <text:list-item>
                    <text:p>apatrick@chromium.org</text:p>
                  </text:list-item>
                  <text:list-item>
                    <text:p>aurimas@chromium.org</text:p>
                  </text:list-item>
                  <text:list-item>
                    <text:p>ben@chromium.org</text:p>
                  </text:list-item>
                  <text:list-item>
                    <text:p>blundell@chromium.org</text:p>
                  </text:list-item>
                  <text:list-item>
                    <text:p>boliu@chromium.org</text:p>
                  </text:list-item>
                  <text:list-item>
                    <text:p>bradnelson@chromium.org</text:p>
                  </text:list-item>
                  <text:list-item>
                    <text:p>bradnelson@google.com</text:p>
                  </text:list-item>
                  <text:list-item>
                    <text:p>brettw@chromium.org</text:p>
                  </text:list-item>
                  <text:list-item>
                    <text:p>Brett Wilson</text:p>
                  </text:list-item>
                  <text:list-item>
                    <text:p>bulach@chromium.org</text:p>
                  </text:list-item>
                  <text:list-item>
                    <text:p>cevans@chromium.org</text:p>
                  </text:list-item>
                  <text:list-item>
                    <text:p>cjhopman@chromium.org</text:p>
                  </text:list-item>
                  <text:list-item>
                    <text:p>cmp@chromium.org</text:p>
                  </text:list-item>
                  <text:list-item>
                    <text:p>Commit bot</text:p>
                  </text:list-item>
                  <text:list-item>
                    <text:p>cpu@chromium.org</text:p>
                  </text:list-item>
                  <text:list-item>
                    <text:p>craigdh@chromium.org</text:p>
                  </text:list-item>
                  <text:list-item>
                    <text:p>csharp@chromium.org</text:p>
                  </text:list-item>
                  <text:list-item>
                    <text:p>davemoore@chromium.org</text:p>
                  </text:list-item>
                  <text:list-item>
                    <text:p>derat@chromium.org</text:p>
                  </text:list-item>
                  <text:list-item>
                    <text:p>dfalcantara@chromium.org</text:p>
                  </text:list-item>
                  <text:list-item>
                    <text:p>digit@chromium.org</text:p>
                  </text:list-item>
                  <text:list-item>
                    <text:p>dkegel@google.com</text:p>
                  </text:list-item>
                  <text:list-item>
                    <text:p>dmichael@chromium.org</text:p>
                  </text:list-item>
                  <text:list-item>
                    <text:p>dpranke@chromium.org</text:p>
                  </text:list-item>
                  <text:list-item>
                    <text:p>erg@chromium.org</text:p>
                  </text:list-item>
                  <text:list-item>
                    <text:p>eugenis@chromium.org</text:p>
                  </text:list-item>
                  <text:list-item>
                    <text:p>evan@chromium.org</text:p>
                  </text:list-item>
                  <text:list-item>
                    <text:p>evanm@google.com</text:p>
                  </text:list-item>
                  <text:list-item>
                    <text:p>fischman@chromium.org</text:p>
                  </text:list-item>
                  <text:list-item>
                    <text:p>frankf@chromium.org</text:p>
                  </text:list-item>
                  <text:list-item>
                    <text:p>frankf@google.com</text:p>
                  </text:list-item>
                  <text:list-item>
                    <text:p>gkanwar@chromium.org</text:p>
                  </text:list-item>
                  <text:list-item>
                    <text:p>glider@chromium.org</text:p>
                  </text:list-item>
                  <text:list-item>
                    <text:p>hans@chromium.org</text:p>
                  </text:list-item>
                  <text:list-item>
                    <text:p>hclam@chromium.org</text:p>
                  </text:list-item>
                  <text:list-item>
                    <text:p>iannucci@chromium.org</text:p>
                  </text:list-item>
                  <text:list-item>
                    <text:p>ilevy@chromium.org</text:p>
                  </text:list-item>
                  <text:list-item>
                    <text:p>jam@chromium.org</text:p>
                  </text:list-item>
                  <text:list-item>
                    <text:p>jamesr@chromium.org</text:p>
                  </text:list-item>
                  <text:list-item>
                    <text:p>james.wei@intel.com</text:p>
                  </text:list-item>
                  <text:list-item>
                    <text:p>jbudorick@chromium.org</text:p>
                  </text:list-item>
                  <text:list-item>
                    <text:p>jknotten@chromium.org</text:p>
                  </text:list-item>
                  <text:list-item>
                    <text:p>jln@chromium.org</text:p>
                  </text:list-item>
                  <text:list-item>
                    <text:p>jochen@chromium.org</text:p>
                  </text:list-item>
                  <text:list-item>
                    <text:p>joi@chromium.org</text:p>
                  </text:list-item>
                  <text:list-item>
                    <text:p>joth@chromium.org</text:p>
                  </text:list-item>
                  <text:list-item>
                    <text:p>jrg@chromium.org</text:p>
                  </text:list-item>
                  <text:list-item>
                    <text:p>jrg@google.com</text:p>
                  </text:list-item>
                  <text:list-item>
                    <text:p>jschuh@chromium.org</text:p>
                  </text:list-item>
                  <text:list-item>
                    <text:p>jshin@chromium.org</text:p>
                  </text:list-item>
                  <text:list-item>
                    <text:p>kjellander@chromium.org</text:p>
                  </text:list-item>
                  <text:list-item>
                    <text:p>kkania@chromium.org</text:p>
                  </text:list-item>
                  <text:list-item>
                    <text:p>mark@chromium.org</text:p>
                  </text:list-item>
                  <text:list-item>
                    <text:p>maruel@chromium.org</text:p>
                  </text:list-item>
                  <text:list-item>
                    <text:p>michaelbai@chromium.org</text:p>
                  </text:list-item>
                  <text:list-item>
                    <text:p>michaelbai@google.com</text:p>
                  </text:list-item>
                  <text:list-item>
                    <text:p>mithro@mithis.com</text:p>
                  </text:list-item>
                  <text:list-item>
                    <text:p>mkosiba@chromium.org</text:p>
                  </text:list-item>
                  <text:list-item>
                    <text:p>mmentovai@google.com</text:p>
                  </text:list-item>
                  <text:list-item>
                    <text:p>mmoss@chromium.org</text:p>
                  </text:list-item>
                  <text:list-item>
                    <text:p>mmoss@google.com</text:p>
                  </text:list-item>
                  <text:list-item>
                    <text:p>mnaganov@chromium.org</text:p>
                  </text:list-item>
                  <text:list-item>
                    <text:p>mostynb@opera.com</text:p>
                  </text:list-item>
                  <text:list-item>
                    <text:p>navabi@google.com</text:p>
                  </text:list-item>
                  <text:list-item>
                    <text:p>newt@chromium.org</text:p>
                  </text:list-item>
                  <text:list-item>
                    <text:p>Nico Weber</text:p>
                  </text:list-item>
                  <text:list-item>
                    <text:p>nileshagrawal@chromium.org</text:p>
                  </text:list-item>
                  <text:list-item>
                    <text:p>nsylvain@chromium.org</text:p>
                  </text:list-item>
                  <text:list-item>
                    <text:p>oshima@chromium.org</text:p>
                  </text:list-item>
                  <text:list-item>
                    <text:p>peter@chromium.org</text:p>
                  </text:list-item>
                  <text:list-item>
                    <text:p>phajdan.jr@chromium.org</text:p>
                  </text:list-item>
                  <text:list-item>
                    <text:p>piman@chromium.org</text:p>
                  </text:list-item>
                  <text:list-item>
                    <text:p>pkasting@chromium.org</text:p>
                  </text:list-item>
                  <text:list-item>
                    <text:p>pliard@chromium.org</text:p>
                  </text:list-item>
                  <text:list-item>
                    <text:p>primiano@chromium.org</text:p>
                  </text:list-item>
                  <text:list-item>
                    <text:p>qsr@chromium.org</text:p>
                  </text:list-item>
                  <text:list-item>
                    <text:p>rmcilroy@chromium.org</text:p>
                  </text:list-item>
                  <text:list-item>
                    <text:p>robertshield@chromium.org</text:p>
                  </text:list-item>
                  <text:list-item>
                    <text:p>rsesek@chromium.org</text:p>
                  </text:list-item>
                  <text:list-item>
                    <text:p>rsleevi@chromium.org</text:p>
                  </text:list-item>
                  <text:list-item>
                    <text:p>sadrul@chromium.org</text:p>
                  </text:list-item>
                  <text:list-item>
                    <text:p>saintlou@chromium.org</text:p>
                  </text:list-item>
                  <text:list-item>
                    <text:p>sbc@chromium.org</text:p>
                  </text:list-item>
                  <text:list-item>
                    <text:p>scherkus@chromium.org</text:p>
                  </text:list-item>
                  <text:list-item>
                    <text:p>scottmg@chromium.org</text:p>
                  </text:list-item>
                  <text:list-item>
                    <text:p>scottmg@google.com</text:p>
                  </text:list-item>
                  <text:list-item>
                    <text:p>sebmarchand@chromium.org</text:p>
                  </text:list-item>
                  <text:list-item>
                    <text:p>sergeyu@chromium.org</text:p>
                  </text:list-item>
                  <text:list-item>
                    <text:p>sgk@google.com</text:p>
                  </text:list-item>
                  <text:list-item>
                    <text:p>shashishekhar@chromium.org</text:p>
                  </text:list-item>
                  <text:list-item>
                    <text:p>shouqun.liu@intel.com</text:p>
                  </text:list-item>
                  <text:list-item>
                    <text:p>sivachandra@chromium.org</text:p>
                  </text:list-item>
                  <text:list-item>
                    <text:p>sky@chromium.org</text:p>
                  </text:list-item>
                  <text:list-item>
                    <text:p>skyostil@chromium.org</text:p>
                  </text:list-item>
                  <text:list-item>
                    <text:p>spang@chromium.org</text:p>
                  </text:list-item>
                  <text:list-item>
                    <text:p>stuartmorgan@chromium.org</text:p>
                  </text:list-item>
                  <text:list-item>
                    <text:p>tapted@chromium.org</text:p>
                  </text:list-item>
                  <text:list-item>
                    <text:p>tc@google.com</text:p>
                  </text:list-item>
                  <text:list-item>
                    <text:p>tfarina@chromium.org</text:p>
                  </text:list-item>
                  <text:list-item>
                    <text:p>thakis@chromium.org</text:p>
                  </text:list-item>
                  <text:list-item>
                    <text:p>thestig@chromium.org</text:p>
                  </text:list-item>
                  <text:list-item>
                    <text:p>thomasvl@chromium.org</text:p>
                  </text:list-item>
                  <text:list-item>
                    <text:p>timurrrr@chromium.org</text:p>
                  </text:list-item>
                  <text:list-item>
                    <text:p>tony@chromium.org</text:p>
                  </text:list-item>
                  <text:list-item>
                    <text:p>tonyg@chromium.org</text:p>
                  </text:list-item>
                  <text:list-item>
                    <text:p>torne@chromium.org</text:p>
                  </text:list-item>
                  <text:list-item>
                    <text:p>wangxianzhu@chromium.org</text:p>
                  </text:list-item>
                  <text:list-item>
                    <text:p>willchan@chromium.org</text:p>
                  </text:list-item>
                  <text:list-item>
                    <text:p>yfriedman@chromium.org</text:p>
                  </text:list-item>
                  <text:list-item>
                    <text:p>yongsheng.zhu@intel.com</text:p>
                  </text:list-item>
                  <text:list-item>
                    <text:p>zty@chromium.org</text:p>
                  </text:list-item>
                </text:list>
                <draw:g>
                  <svg:desc>Sheet1.H3:Sheet1.H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5872958">
                <text:p>0.1835872958</text:p>
                <draw:g>
                  <svg:desc>Sheet1.G3:Sheet1.G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7326969">
                <text:p>0.477326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37396732">
                <text:p>0.2937396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8698366">
                <text:p>0.1468698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19460253">
                <text:p>0.2019460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94841197">
                <text:p>0.2294841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86634845">
                <text:p>0.2386634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68698366">
                <text:p>0.1468698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6904718">
                <text:p>0.1376904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0222141">
                <text:p>0.2570222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4349183">
                <text:p>0.734349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450523224">
                <text:p>1.8450523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19460253">
                <text:p>0.2019460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503396365">
                <text:p>1.4503396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511107">
                <text:p>0.128511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749586929">
                <text:p>1.1749586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65063338">
                <text:p>0.4865063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1569671379">
                <text:p>35.156967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03047549">
                <text:p>0.2203047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89682394">
                <text:p>0.4589682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68698366">
                <text:p>0.1468698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27666605">
                <text:p>0.192766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76904718">
                <text:p>0.1376904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4407931">
                <text:p>0.174407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19460253">
                <text:p>0.2019460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60492014">
                <text:p>0.1560492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52285662">
                <text:p>0.1652285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79952267">
                <text:p>0.3579952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37396732">
                <text:p>0.2937396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70222141">
                <text:p>0.2570222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648063154">
                <text:p>1.0648063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03047549">
                <text:p>0.2203047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52285662">
                <text:p>0.1652285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05507619">
                <text:p>1.00055076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68698366">
                <text:p>0.14686983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62015789">
                <text:p>0.26620157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527079126">
                <text:p>0.7527079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45603084">
                <text:p>0.28456030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68698366">
                <text:p>0.1468698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2919038">
                <text:p>0.3029190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1459519">
                <text:p>1.51459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37396732">
                <text:p>0.2937396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88158619">
                <text:p>0.3488158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19460253">
                <text:p>0.2019460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40444281">
                <text:p>0.51404442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60492014">
                <text:p>0.15604920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76904718">
                <text:p>0.1376904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425555352">
                <text:p>0.6425555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03047549">
                <text:p>0.22030475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60492014">
                <text:p>0.1560492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79952267">
                <text:p>0.35799522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19460253">
                <text:p>0.2019460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4407931">
                <text:p>0.1744079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78428493">
                <text:p>0.24784284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35872958">
                <text:p>0.18358729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60492014">
                <text:p>0.1560492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903983844">
                <text:p>0.89039838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71158436">
                <text:p>0.9271158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94841197">
                <text:p>0.22948411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68698366">
                <text:p>0.14686983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68698366">
                <text:p>0.14686983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70222141">
                <text:p>0.2570222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8511107">
                <text:p>0.1285111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03047549">
                <text:p>0.22030475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60492014">
                <text:p>0.15604920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4407931">
                <text:p>0.1744079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27666605">
                <text:p>0.19276666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07618873">
                <text:p>0.55076188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396364972">
                <text:p>0.33963649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497888746">
                <text:p>0.4497888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38333027">
                <text:p>0.9638333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38920507">
                <text:p>0.4038920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927666605">
                <text:p>0.19276666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20984028">
                <text:p>0.31209840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280888563">
                <text:p>1.02808885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855333211">
                <text:p>0.3855333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4407931">
                <text:p>0.174407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65063338">
                <text:p>0.48650633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76904718">
                <text:p>0.13769047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35872958">
                <text:p>0.18358729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376904718">
                <text:p>0.13769047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511107">
                <text:p>0.128511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03047549">
                <text:p>0.2203047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27666605">
                <text:p>0.1927666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62015789">
                <text:p>0.2662015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11253901">
                <text:p>0.2111253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86634845">
                <text:p>0.2386634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03047549">
                <text:p>0.22030475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382412337">
                <text:p>1.13824123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76904718">
                <text:p>0.13769047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76904718">
                <text:p>0.13769047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35872958">
                <text:p>0.18358729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38333027">
                <text:p>0.9638333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203047549">
                <text:p>0.2203047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68698366">
                <text:p>0.1468698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71745915">
                <text:p>0.3671745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589682394">
                <text:p>0.45896823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79952267">
                <text:p>0.3579952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53809436">
                <text:p>0.2753809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20984028">
                <text:p>0.31209840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76904718">
                <text:p>0.13769047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70222141">
                <text:p>0.2570222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782999816">
                <text:p>0.57829998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934459335">
                <text:p>3.09344593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83165045">
                <text:p>1.0831650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130714155">
                <text:p>0.41307141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203047549">
                <text:p>0.22030475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89682394">
                <text:p>0.45896823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63539563">
                <text:p>0.3763539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9682394">
                <text:p>0.45896823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02919038">
                <text:p>0.302919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60492014">
                <text:p>0.15604920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517348999">
                <text:p>0.6517348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11253901">
                <text:p>0.21112539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28511107">
                <text:p>0.128511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paragraph-properties style:writing-mode="rl-tb"/>
      <style:text-properties fo:font-size="18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5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6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7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8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9" style:family="chart">
      <style:chart-properties chart:solid-type="cuboid" chart:symbol-type="named-symbol" chart:symbol-name="square" chart:symbol-width="0.25cm" chart:symbol-height="0.25cm"/>
      <style:graphic-properties draw:fill-color="#4b1f6f"/>
    </style:style>
    <style:style style:name="ch20" style:family="chart">
      <style:chart-properties chart:solid-type="cuboid" chart:symbol-type="named-symbol" chart:symbol-name="square" chart:symbol-width="0.25cm" chart:symbol-height="0.25cm"/>
      <style:graphic-properties draw:fill-color="#ff950e"/>
    </style:style>
    <style:style style:name="ch21" style:family="chart">
      <style:chart-properties chart:solid-type="cuboid" chart:symbol-type="named-symbol" chart:symbol-name="square" chart:symbol-width="0.25cm" chart:symbol-height="0.25cm"/>
      <style:graphic-properties draw:fill-color="#c5000b"/>
    </style:style>
    <style:style style:name="ch22" style:family="chart">
      <style:chart-properties chart:solid-type="cuboid" chart:symbol-type="named-symbol" chart:symbol-name="square" chart:symbol-width="0.25cm" chart:symbol-height="0.25cm"/>
      <style:graphic-properties draw:fill-color="#0084d1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7.455cm" svg:height="21.45cm" xlink:href=".." xlink:type="simple" chart:class="chart:circle" chart:style-name="ch1">
        <chart:title svg:x="12.343cm" svg:y="0.565cm" chart:style-name="ch2">
          <text:p>Top Files</text:p>
        </chart:title>
        <chart:legend chart:legend-position="end" svg:x="25.309cm" svg:y="4.795cm" style:legend-expansion="high" chart:style-name="ch3"/>
        <chart:plot-area chart:style-name="ch4" table:cell-range-address="Sheet1.B3:Sheet1.C43" chart:data-source-has-labels="row" svg:x="0.549cm" svg:y="2.117cm" svg:width="24.211cm" svg:height="18.904cm">
          <chartooo:coordinate-region svg:x="3.203cm" svg:y="2.118cm" svg:width="18.903cm" svg:height="18.903cm"/>
          <chart:axis chart:dimension="x" chart:name="primary-x" chart:style-name="ch5">
            <chart:title svg:x="0cm" svg:y="0cm" chart:style-name="ch6">
              <text:p>File Indexes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cm" svg:y="0cm" chart:style-name="ch9">
              <text:p>Commit Percentege (%)</text:p>
            </chart:title>
            <chart:grid chart:style-name="ch7" chart:class="major"/>
          </chart:axis>
          <chart:series chart:style-name="ch10" chart:values-cell-range-address="Sheet1.B3:Sheet1.B43" chart:label-cell-address="Sheet1.C3:Sheet1.C43" chart:class="chart:circle"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.gyp android/adb_install_apk.py android/buildbot/bb_device_status_check.py android/buildbot/bb_device_steps.py android/buildbot/bb_run_bot.py android/envsetup.sh android/gyp/javac.py android/gyp/util/build_utils.py android/PRESUBMIT.py android/provision_devices.py android/pylib/device/device_utils.py android/pylib/gtest/filter/content_browsertests_disabled android/pylib/gtest/gtest_config.py android/pylib/perf/test_runner.py android/test_runner.py android/tombstones.py build_config.h common.gypi config/android/config.gni config/android/internal_rules.gni config/android/rules.gni config/BUILDCONFIG.gn config/BUILD.gn config/compiler/BUILD.gn config/features.gni config/linux/BUILD.gn config/win/BUILD.gn get_landmines.py gn_migration.gypi gyp_chromium install-build-deps.sh isolate.gypi java_apk.gypi java.gypi linux/system.gyp sanitizers/tsan_suppressions.cc toolchain/gcc_toolchain.gni toolchain/mac/BUILD.gn toolchain/win/BUILD.gn vs_toolchain.py whitespace_file.txt</text:p>
                <text:list>
                  <text:list-item>
                    <text:p>all.gyp</text:p>
                  </text:list-item>
                  <text:list-item>
                    <text:p>android/adb_install_apk.py</text:p>
                  </text:list-item>
                  <text:list-item>
                    <text:p>android/buildbot/bb_device_status_check.py</text:p>
                  </text:list-item>
                  <text:list-item>
                    <text:p>android/buildbot/bb_device_steps.py</text:p>
                  </text:list-item>
                  <text:list-item>
                    <text:p>android/buildbot/bb_run_bot.py</text:p>
                  </text:list-item>
                  <text:list-item>
                    <text:p>android/envsetup.sh</text:p>
                  </text:list-item>
                  <text:list-item>
                    <text:p>android/gyp/javac.py</text:p>
                  </text:list-item>
                  <text:list-item>
                    <text:p>android/gyp/util/build_utils.py</text:p>
                  </text:list-item>
                  <text:list-item>
                    <text:p>android/PRESUBMIT.py</text:p>
                  </text:list-item>
                  <text:list-item>
                    <text:p>android/provision_devices.py</text:p>
                  </text:list-item>
                  <text:list-item>
                    <text:p>android/pylib/device/device_utils.py</text:p>
                  </text:list-item>
                  <text:list-item>
                    <text:p>android/pylib/gtest/filter/content_browsertests_disabled</text:p>
                  </text:list-item>
                  <text:list-item>
                    <text:p>android/pylib/gtest/gtest_config.py</text:p>
                  </text:list-item>
                  <text:list-item>
                    <text:p>android/pylib/perf/test_runner.py</text:p>
                  </text:list-item>
                  <text:list-item>
                    <text:p>android/test_runner.py</text:p>
                  </text:list-item>
                  <text:list-item>
                    <text:p>android/tombstones.py</text:p>
                  </text:list-item>
                  <text:list-item>
                    <text:p>build_config.h</text:p>
                  </text:list-item>
                  <text:list-item>
                    <text:p>common.gypi</text:p>
                  </text:list-item>
                  <text:list-item>
                    <text:p>config/android/config.gni</text:p>
                  </text:list-item>
                  <text:list-item>
                    <text:p>config/android/internal_rules.gni</text:p>
                  </text:list-item>
                  <text:list-item>
                    <text:p>config/android/rules.gni</text:p>
                  </text:list-item>
                  <text:list-item>
                    <text:p>config/BUILDCONFIG.gn</text:p>
                  </text:list-item>
                  <text:list-item>
                    <text:p>config/BUILD.gn</text:p>
                  </text:list-item>
                  <text:list-item>
                    <text:p>config/compiler/BUILD.gn</text:p>
                  </text:list-item>
                  <text:list-item>
                    <text:p>config/features.gni</text:p>
                  </text:list-item>
                  <text:list-item>
                    <text:p>config/linux/BUILD.gn</text:p>
                  </text:list-item>
                  <text:list-item>
                    <text:p>config/win/BUILD.gn</text:p>
                  </text:list-item>
                  <text:list-item>
                    <text:p>get_landmines.py</text:p>
                  </text:list-item>
                  <text:list-item>
                    <text:p>gn_migration.gypi</text:p>
                  </text:list-item>
                  <text:list-item>
                    <text:p>gyp_chromium</text:p>
                  </text:list-item>
                  <text:list-item>
                    <text:p>install-build-deps.sh</text:p>
                  </text:list-item>
                  <text:list-item>
                    <text:p>isolate.gypi</text:p>
                  </text:list-item>
                  <text:list-item>
                    <text:p>java_apk.gypi</text:p>
                  </text:list-item>
                  <text:list-item>
                    <text:p>java.gypi</text:p>
                  </text:list-item>
                  <text:list-item>
                    <text:p>linux/system.gyp</text:p>
                  </text:list-item>
                  <text:list-item>
                    <text:p>sanitizers/tsan_suppressions.cc</text:p>
                  </text:list-item>
                  <text:list-item>
                    <text:p>toolchain/gcc_toolchain.gni</text:p>
                  </text:list-item>
                  <text:list-item>
                    <text:p>toolchain/mac/BUILD.gn</text:p>
                  </text:list-item>
                  <text:list-item>
                    <text:p>toolchain/win/BUILD.gn</text:p>
                  </text:list-item>
                  <text:list-item>
                    <text:p>vs_toolchain.py</text:p>
                  </text:list-item>
                  <text:list-item>
                    <text:p>whitespace_file.txt</text:p>
                  </text:list-item>
                </text:list>
                <draw:g>
                  <svg:desc>Sheet1.C3:Sheet1.C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557187443">
                <text:p>9.5557187443</text:p>
                <draw:g>
                  <svg:desc>Sheet1.B3:Sheet1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89682394">
                <text:p>0.4589682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69634661">
                <text:p>0.8169634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17514228">
                <text:p>1.817514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54745732">
                <text:p>0.9454745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20396549">
                <text:p>0.8720396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07618873">
                <text:p>0.5507618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81476042">
                <text:p>0.4681476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7326969">
                <text:p>0.477326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39856802">
                <text:p>1.0739856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86084083">
                <text:p>1.386084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54745732">
                <text:p>0.9454745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24031577">
                <text:p>0.5324031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17348999">
                <text:p>0.6517348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89003121">
                <text:p>1.689003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97888746">
                <text:p>0.4497888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59904535">
                <text:p>0.7159904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0234991739">
                <text:p>26.0234991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59904535">
                <text:p>0.7159904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14650266">
                <text:p>1.6614650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112539012">
                <text:p>2.1112539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05507619">
                <text:p>1.00055076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136221773">
                <text:p>1.4136221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524141729">
                <text:p>3.5524141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034697999">
                <text:p>1.3034697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91206169">
                <text:p>0.5691206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41968056">
                <text:p>0.6241968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25555352">
                <text:p>0.6425555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276666055">
                <text:p>1.9276666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36221773">
                <text:p>1.4136221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46025335">
                <text:p>1.946025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33761704">
                <text:p>0.6333761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093078759">
                <text:p>1.9093078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54745732">
                <text:p>0.94547457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450523224">
                <text:p>1.8450523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27079126">
                <text:p>0.7527079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66587112">
                <text:p>0.5966587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32237929">
                <text:p>0.5232237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00936295">
                <text:p>0.6700936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66587112">
                <text:p>0.5966587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127776758">
                <text:p>3.21277767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